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5.05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enchmar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andom Seed: 1527124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########### QEngine -&gt; CPU ############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'test_cnot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563" calcext:value-type="float">
            <text:p>0.19563</text:p>
          </table:table-cell>
          <table:table-cell office:value-type="float" office:value="0.155333" calcext:value-type="float">
            <text:p>0.15533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5" calcext:value-type="float">
            <text:p>0.155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00437493" calcext:value-type="float">
            <text:p>0.0043749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348" calcext:value-type="float">
            <text:p>0.13348</text:p>
          </table:table-cell>
          <table:table-cell office:value-type="float" office:value="0.00963585" calcext:value-type="float">
            <text:p>0.00963585</text:p>
          </table:table-cell>
          <table:table-cell office:value-type="float" office:value="0.12" calcext:value-type="float">
            <text:p>0.1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204" calcext:value-type="float">
            <text:p>0.13204</text:p>
          </table:table-cell>
          <table:table-cell office:value-type="float" office:value="0.00514572" calcext:value-type="float">
            <text:p>0.0051457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535" calcext:value-type="float">
            <text:p>0.13535</text:p>
          </table:table-cell>
          <table:table-cell office:value-type="float" office:value="0.010805" calcext:value-type="float">
            <text:p>0.01080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0.0128409" calcext:value-type="float">
            <text:p>0.012840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662" calcext:value-type="float">
            <text:p>0.13662</text:p>
          </table:table-cell>
          <table:table-cell office:value-type="float" office:value="0.0115306" calcext:value-type="float">
            <text:p>0.0115306</text:p>
          </table:table-cell>
          <table:table-cell office:value-type="float" office:value="0.12" calcext:value-type="float">
            <text:p>0.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118" calcext:value-type="float">
            <text:p>0.15118</text:p>
          </table:table-cell>
          <table:table-cell office:value-type="float" office:value="0.00836466" calcext:value-type="float">
            <text:p>0.0083646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062" calcext:value-type="float">
            <text:p>0.17062</text:p>
          </table:table-cell>
          <table:table-cell office:value-type="float" office:value="0.00551322" calcext:value-type="float">
            <text:p>0.0055132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" calcext:value-type="float">
            <text:p>0.1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665" calcext:value-type="float">
            <text:p>0.18665</text:p>
          </table:table-cell>
          <table:table-cell office:value-type="float" office:value="0.0097482" calcext:value-type="float">
            <text:p>0.009748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3577" calcext:value-type="float">
            <text:p>0.23577</text:p>
          </table:table-cell>
          <table:table-cell office:value-type="float" office:value="0.00860216" calcext:value-type="float">
            <text:p>0.0086021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" calcext:value-type="float">
            <text:p>0.2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266" calcext:value-type="float">
            <text:p>0.35266</text:p>
          </table:table-cell>
          <table:table-cell office:value-type="float" office:value="0.0344918" calcext:value-type="float">
            <text:p>0.0344918</text:p>
          </table:table-cell>
          <table:table-cell office:value-type="float" office:value="0.283" calcext:value-type="float">
            <text:p>0.28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77" calcext:value-type="float">
            <text:p>0.37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562" calcext:value-type="float">
            <text:p>0.50562</text:p>
          </table:table-cell>
          <table:table-cell office:value-type="float" office:value="0.0683309" calcext:value-type="float">
            <text:p>0.0683309</text:p>
          </table:table-cell>
          <table:table-cell office:value-type="float" office:value="0.44" calcext:value-type="float">
            <text:p>0.44</text:p>
          </table:table-cell>
          <table:table-cell office:value-type="float" office:value="0.474" calcext:value-type="float">
            <text:p>0.474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2" calcext:value-type="float">
            <text:p>0.522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582" calcext:value-type="float">
            <text:p>0.78582</text:p>
          </table:table-cell>
          <table:table-cell office:value-type="float" office:value="0.0499382" calcext:value-type="float">
            <text:p>0.049938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83" calcext:value-type="float">
            <text:p>0.783</text:p>
          </table:table-cell>
          <table:table-cell office:value-type="float" office:value="0.803" calcext:value-type="float">
            <text:p>0.803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8744" calcext:value-type="float">
            <text:p>1.28744</text:p>
          </table:table-cell>
          <table:table-cell office:value-type="float" office:value="0.0263417" calcext:value-type="float">
            <text:p>0.0263417</text:p>
          </table:table-cell>
          <table:table-cell office:value-type="float" office:value="1.241" calcext:value-type="float">
            <text:p>1.241</text:p>
          </table:table-cell>
          <table:table-cell office:value-type="float" office:value="1.267" calcext:value-type="float">
            <text:p>1.267</text:p>
          </table:table-cell>
          <table:table-cell office:value-type="float" office:value="1.281" calcext:value-type="float">
            <text:p>1.281</text:p>
          </table:table-cell>
          <table:table-cell office:value-type="float" office:value="1.304" calcext:value-type="float">
            <text:p>1.304</text:p>
          </table:table-cell>
          <table:table-cell office:value-type="float" office:value="1.388" calcext:value-type="float">
            <text:p>1.3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41523" calcext:value-type="float">
            <text:p>2.41523</text:p>
          </table:table-cell>
          <table:table-cell office:value-type="float" office:value="0.074168" calcext:value-type="float">
            <text:p>0.074168</text:p>
          </table:table-cell>
          <table:table-cell office:value-type="float" office:value="2.277" calcext:value-type="float">
            <text:p>2.277</text:p>
          </table:table-cell>
          <table:table-cell office:value-type="float" office:value="2.366" calcext:value-type="float">
            <text:p>2.366</text:p>
          </table:table-cell>
          <table:table-cell office:value-type="float" office:value="2.416" calcext:value-type="float">
            <text:p>2.416</text:p>
          </table:table-cell>
          <table:table-cell office:value-type="float" office:value="2.431" calcext:value-type="float">
            <text:p>2.431</text:p>
          </table:table-cell>
          <table:table-cell office:value-type="float" office:value="2.659" calcext:value-type="float">
            <text:p>2.6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2269" calcext:value-type="float">
            <text:p>5.2269</text:p>
          </table:table-cell>
          <table:table-cell office:value-type="float" office:value="0.153191" calcext:value-type="float">
            <text:p>0.153191</text:p>
          </table:table-cell>
          <table:table-cell office:value-type="float" office:value="4.757" calcext:value-type="float">
            <text:p>4.757</text:p>
          </table:table-cell>
          <table:table-cell office:value-type="float" office:value="5.167" calcext:value-type="float">
            <text:p>5.167</text:p>
          </table:table-cell>
          <table:table-cell office:value-type="float" office:value="5.206" calcext:value-type="float">
            <text:p>5.206</text:p>
          </table:table-cell>
          <table:table-cell office:value-type="float" office:value="5.271" calcext:value-type="float">
            <text:p>5.271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4165" calcext:value-type="float">
            <text:p>12.4165</text:p>
          </table:table-cell>
          <table:table-cell office:value-type="float" office:value="0.598508" calcext:value-type="float">
            <text:p>0.598508</text:p>
          </table:table-cell>
          <table:table-cell office:value-type="float" office:value="10.976" calcext:value-type="float">
            <text:p>10.976</text:p>
          </table:table-cell>
          <table:table-cell office:value-type="float" office:value="12.069" calcext:value-type="float">
            <text:p>12.069</text:p>
          </table:table-cell>
          <table:table-cell office:value-type="float" office:value="12.219" calcext:value-type="float">
            <text:p>12.219</text:p>
          </table:table-cell>
          <table:table-cell office:value-type="float" office:value="12.784" calcext:value-type="float">
            <text:p>12.784</text:p>
          </table:table-cell>
          <table:table-cell office:value-type="float" office:value="13.655" calcext:value-type="float">
            <text:p>13.6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1425" calcext:value-type="float">
            <text:p>25.1425</text:p>
          </table:table-cell>
          <table:table-cell office:value-type="float" office:value="1.69423" calcext:value-type="float">
            <text:p>1.69423</text:p>
          </table:table-cell>
          <table:table-cell office:value-type="float" office:value="22.276" calcext:value-type="float">
            <text:p>22.276</text:p>
          </table:table-cell>
          <table:table-cell office:value-type="float" office:value="23.976" calcext:value-type="float">
            <text:p>23.976</text:p>
          </table:table-cell>
          <table:table-cell office:value-type="float" office:value="25.216" calcext:value-type="float">
            <text:p>25.216</text:p>
          </table:table-cell>
          <table:table-cell office:value-type="float" office:value="26.812" calcext:value-type="float">
            <text:p>26.812</text:p>
          </table:table-cell>
          <table:table-cell office:value-type="float" office:value="27.384" calcext:value-type="float">
            <text:p>27.3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.1565" calcext:value-type="float">
            <text:p>50.1565</text:p>
          </table:table-cell>
          <table:table-cell office:value-type="float" office:value="3.2704" calcext:value-type="float">
            <text:p>3.2704</text:p>
          </table:table-cell>
          <table:table-cell office:value-type="float" office:value="44.259" calcext:value-type="float">
            <text:p>44.259</text:p>
          </table:table-cell>
          <table:table-cell office:value-type="float" office:value="47.351" calcext:value-type="float">
            <text:p>47.351</text:p>
          </table:table-cell>
          <table:table-cell office:value-type="float" office:value="51.51" calcext:value-type="float">
            <text:p>51.51</text:p>
          </table:table-cell>
          <table:table-cell office:value-type="float" office:value="52.82" calcext:value-type="float">
            <text:p>52.82</text:p>
          </table:table-cell>
          <table:table-cell office:value-type="float" office:value="53.79" calcext:value-type="float">
            <text:p>53.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.953" calcext:value-type="float">
            <text:p>100.953</text:p>
          </table:table-cell>
          <table:table-cell office:value-type="float" office:value="5.02404" calcext:value-type="float">
            <text:p>5.02404</text:p>
          </table:table-cell>
          <table:table-cell office:value-type="float" office:value="87.431" calcext:value-type="float">
            <text:p>87.431</text:p>
          </table:table-cell>
          <table:table-cell office:value-type="float" office:value="100.128" calcext:value-type="float">
            <text:p>100.128</text:p>
          </table:table-cell>
          <table:table-cell office:value-type="float" office:value="102.589" calcext:value-type="float">
            <text:p>102.589</text:p>
          </table:table-cell>
          <table:table-cell office:value-type="float" office:value="104.481" calcext:value-type="float">
            <text:p>104.481</text:p>
          </table:table-cell>
          <table:table-cell office:value-type="float" office:value="105.354" calcext:value-type="float">
            <text:p>105.3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3.034" calcext:value-type="float">
            <text:p>203.034</text:p>
          </table:table-cell>
          <table:table-cell office:value-type="float" office:value="6.90968" calcext:value-type="float">
            <text:p>6.90968</text:p>
          </table:table-cell>
          <table:table-cell office:value-type="float" office:value="176.567" calcext:value-type="float">
            <text:p>176.567</text:p>
          </table:table-cell>
          <table:table-cell office:value-type="float" office:value="201.389" calcext:value-type="float">
            <text:p>201.389</text:p>
          </table:table-cell>
          <table:table-cell office:value-type="float" office:value="205.706" calcext:value-type="float">
            <text:p>205.706</text:p>
          </table:table-cell>
          <table:table-cell office:value-type="float" office:value="207.403" calcext:value-type="float">
            <text:p>207.403</text:p>
          </table:table-cell>
          <table:table-cell office:value-type="float" office:value="209.317" calcext:value-type="float">
            <text:p>209.31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gt;&gt;&gt; 'test_x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463" calcext:value-type="float">
            <text:p>0.14463</text:p>
          </table:table-cell>
          <table:table-cell office:value-type="float" office:value="0.0458473" calcext:value-type="float">
            <text:p>0.0458473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3" calcext:value-type="float">
            <text:p>0.143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727" calcext:value-type="float">
            <text:p>0.15727</text:p>
          </table:table-cell>
          <table:table-cell office:value-type="float" office:value="0.0155022" calcext:value-type="float">
            <text:p>0.015502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4" calcext:value-type="float">
            <text:p>0.164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196" calcext:value-type="float">
            <text:p>0.14196</text:p>
          </table:table-cell>
          <table:table-cell office:value-type="float" office:value="0.0104775" calcext:value-type="float">
            <text:p>0.01047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205" calcext:value-type="float">
            <text:p>0.14205</text:p>
          </table:table-cell>
          <table:table-cell office:value-type="float" office:value="0.0103657" calcext:value-type="float">
            <text:p>0.010365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5" calcext:value-type="float">
            <text:p>0.14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275" calcext:value-type="float">
            <text:p>0.14275</text:p>
          </table:table-cell>
          <table:table-cell office:value-type="float" office:value="0.0169584" calcext:value-type="float">
            <text:p>0.016958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4" calcext:value-type="float">
            <text:p>0.144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918" calcext:value-type="float">
            <text:p>0.13918</text:p>
          </table:table-cell>
          <table:table-cell office:value-type="float" office:value="0.00946296" calcext:value-type="float">
            <text:p>0.0094629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158" calcext:value-type="float">
            <text:p>0.16158</text:p>
          </table:table-cell>
          <table:table-cell office:value-type="float" office:value="0.0189648" calcext:value-type="float">
            <text:p>0.018964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" calcext:value-type="float">
            <text:p>0.1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7" calcext:value-type="float">
            <text:p>0.167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826" calcext:value-type="float">
            <text:p>0.19826</text:p>
          </table:table-cell>
          <table:table-cell office:value-type="float" office:value="0.0329046" calcext:value-type="float">
            <text:p>0.032904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8" calcext:value-type="float">
            <text:p>0.208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0103194" calcext:value-type="float">
            <text:p>0.0103194</text:p>
          </table:table-cell>
          <table:table-cell office:value-type="float" office:value="0.17" calcext:value-type="float">
            <text:p>0.17</text:p>
          </table:table-cell>
          <table:table-cell office:value-type="float" office:value="0.195" calcext:value-type="float">
            <text:p>0.195</text:p>
          </table:table-cell>
          <table:table-cell office:value-type="float" office:value="0.2" calcext:value-type="float">
            <text:p>0.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080764" calcext:value-type="float">
            <text:p>0.080764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2" calcext:value-type="float">
            <text:p>0.252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839" calcext:value-type="float">
            <text:p>0.35839</text:p>
          </table:table-cell>
          <table:table-cell office:value-type="float" office:value="0.0279639" calcext:value-type="float">
            <text:p>0.0279639</text:p>
          </table:table-cell>
          <table:table-cell office:value-type="float" office:value="0.298" calcext:value-type="float">
            <text:p>0.298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8" calcext:value-type="float">
            <text:p>0.378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662" calcext:value-type="float">
            <text:p>0.52662</text:p>
          </table:table-cell>
          <table:table-cell office:value-type="float" office:value="0.0267222" calcext:value-type="float">
            <text:p>0.0267222</text:p>
          </table:table-cell>
          <table:table-cell office:value-type="float" office:value="0.48" calcext:value-type="float">
            <text:p>0.48</text:p>
          </table:table-cell>
          <table:table-cell office:value-type="float" office:value="0.506" calcext:value-type="float">
            <text:p>0.506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" calcext:value-type="float">
            <text:p>0.54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3907" calcext:value-type="float">
            <text:p>0.73907</text:p>
          </table:table-cell>
          <table:table-cell office:value-type="float" office:value="0.0432294" calcext:value-type="float">
            <text:p>0.0432294</text:p>
          </table:table-cell>
          <table:table-cell office:value-type="float" office:value="0.666" calcext:value-type="float">
            <text:p>0.666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74" calcext:value-type="float">
            <text:p>0.774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358" calcext:value-type="float">
            <text:p>1.2358</text:p>
          </table:table-cell>
          <table:table-cell office:value-type="float" office:value="0.0382139" calcext:value-type="float">
            <text:p>0.0382139</text:p>
          </table:table-cell>
          <table:table-cell office:value-type="float" office:value="1.178" calcext:value-type="float">
            <text:p>1.178</text:p>
          </table:table-cell>
          <table:table-cell office:value-type="float" office:value="1.202" calcext:value-type="float">
            <text:p>1.202</text:p>
          </table:table-cell>
          <table:table-cell office:value-type="float" office:value="1.237" calcext:value-type="float">
            <text:p>1.237</text:p>
          </table:table-cell>
          <table:table-cell office:value-type="float" office:value="1.256" calcext:value-type="float">
            <text:p>1.256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724" calcext:value-type="float">
            <text:p>2.2724</text:p>
          </table:table-cell>
          <table:table-cell office:value-type="float" office:value="0.0980109" calcext:value-type="float">
            <text:p>0.0980109</text:p>
          </table:table-cell>
          <table:table-cell office:value-type="float" office:value="2.135" calcext:value-type="float">
            <text:p>2.135</text:p>
          </table:table-cell>
          <table:table-cell office:value-type="float" office:value="2.189" calcext:value-type="float">
            <text:p>2.189</text:p>
          </table:table-cell>
          <table:table-cell office:value-type="float" office:value="2.266" calcext:value-type="float">
            <text:p>2.266</text:p>
          </table:table-cell>
          <table:table-cell office:value-type="float" office:value="2.317" calcext:value-type="float">
            <text:p>2.317</text:p>
          </table:table-cell>
          <table:table-cell office:value-type="float" office:value="2.655" calcext:value-type="float">
            <text:p>2.6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39896" calcext:value-type="float">
            <text:p>4.39896</text:p>
          </table:table-cell>
          <table:table-cell office:value-type="float" office:value="0.111144" calcext:value-type="float">
            <text:p>0.111144</text:p>
          </table:table-cell>
          <table:table-cell office:value-type="float" office:value="4.117" calcext:value-type="float">
            <text:p>4.117</text:p>
          </table:table-cell>
          <table:table-cell office:value-type="float" office:value="4.331" calcext:value-type="float">
            <text:p>4.331</text:p>
          </table:table-cell>
          <table:table-cell office:value-type="float" office:value="4.415" calcext:value-type="float">
            <text:p>4.415</text:p>
          </table:table-cell>
          <table:table-cell office:value-type="float" office:value="4.445" calcext:value-type="float">
            <text:p>4.445</text:p>
          </table:table-cell>
          <table:table-cell office:value-type="float" office:value="4.666" calcext:value-type="float">
            <text:p>4.6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2996" calcext:value-type="float">
            <text:p>9.2996</text:p>
          </table:table-cell>
          <table:table-cell office:value-type="float" office:value="0.195687" calcext:value-type="float">
            <text:p>0.195687</text:p>
          </table:table-cell>
          <table:table-cell office:value-type="float" office:value="8.819" calcext:value-type="float">
            <text:p>8.819</text:p>
          </table:table-cell>
          <table:table-cell office:value-type="float" office:value="9.211" calcext:value-type="float">
            <text:p>9.211</text:p>
          </table:table-cell>
          <table:table-cell office:value-type="float" office:value="9.274" calcext:value-type="float">
            <text:p>9.274</text:p>
          </table:table-cell>
          <table:table-cell office:value-type="float" office:value="9.48" calcext:value-type="float">
            <text:p>9.48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5557" calcext:value-type="float">
            <text:p>19.5557</text:p>
          </table:table-cell>
          <table:table-cell office:value-type="float" office:value="0.435956" calcext:value-type="float">
            <text:p>0.435956</text:p>
          </table:table-cell>
          <table:table-cell office:value-type="float" office:value="18.488" calcext:value-type="float">
            <text:p>18.488</text:p>
          </table:table-cell>
          <table:table-cell office:value-type="float" office:value="19.353" calcext:value-type="float">
            <text:p>19.353</text:p>
          </table:table-cell>
          <table:table-cell office:value-type="float" office:value="19.631" calcext:value-type="float">
            <text:p>19.631</text:p>
          </table:table-cell>
          <table:table-cell office:value-type="float" office:value="19.926" calcext:value-type="float">
            <text:p>19.926</text:p>
          </table:table-cell>
          <table:table-cell office:value-type="float" office:value="20.106" calcext:value-type="float">
            <text:p>20.1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3929" calcext:value-type="float">
            <text:p>39.3929</text:p>
          </table:table-cell>
          <table:table-cell office:value-type="float" office:value="1.14524" calcext:value-type="float">
            <text:p>1.14524</text:p>
          </table:table-cell>
          <table:table-cell office:value-type="float" office:value="37.232" calcext:value-type="float">
            <text:p>37.232</text:p>
          </table:table-cell>
          <table:table-cell office:value-type="float" office:value="38.725" calcext:value-type="float">
            <text:p>38.725</text:p>
          </table:table-cell>
          <table:table-cell office:value-type="float" office:value="39.715" calcext:value-type="float">
            <text:p>39.715</text:p>
          </table:table-cell>
          <table:table-cell office:value-type="float" office:value="40.402" calcext:value-type="float">
            <text:p>40.402</text:p>
          </table:table-cell>
          <table:table-cell office:value-type="float" office:value="40.708" calcext:value-type="float">
            <text:p>40.7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.9886" calcext:value-type="float">
            <text:p>78.9886</text:p>
          </table:table-cell>
          <table:table-cell office:value-type="float" office:value="1.92906" calcext:value-type="float">
            <text:p>1.92906</text:p>
          </table:table-cell>
          <table:table-cell office:value-type="float" office:value="73.878" calcext:value-type="float">
            <text:p>73.878</text:p>
          </table:table-cell>
          <table:table-cell office:value-type="float" office:value="78.811" calcext:value-type="float">
            <text:p>78.811</text:p>
          </table:table-cell>
          <table:table-cell office:value-type="float" office:value="79.779" calcext:value-type="float">
            <text:p>79.779</text:p>
          </table:table-cell>
          <table:table-cell office:value-type="float" office:value="80.265" calcext:value-type="float">
            <text:p>80.265</text:p>
          </table:table-cell>
          <table:table-cell office:value-type="float" office:value="80.677" calcext:value-type="float">
            <text:p>80.6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8.138" calcext:value-type="float">
            <text:p>158.138</text:p>
          </table:table-cell>
          <table:table-cell office:value-type="float" office:value="3.07277" calcext:value-type="float">
            <text:p>3.07277</text:p>
          </table:table-cell>
          <table:table-cell office:value-type="float" office:value="148.08" calcext:value-type="float">
            <text:p>148.08</text:p>
          </table:table-cell>
          <table:table-cell office:value-type="float" office:value="158.296" calcext:value-type="float">
            <text:p>158.296</text:p>
          </table:table-cell>
          <table:table-cell office:value-type="float" office:value="159.441" calcext:value-type="float">
            <text:p>159.441</text:p>
          </table:table-cell>
          <table:table-cell office:value-type="float" office:value="159.925" calcext:value-type="float">
            <text:p>159.925</text:p>
          </table:table-cell>
          <table:table-cell office:value-type="float" office:value="160.527" calcext:value-type="float">
            <text:p>160.5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7.599" calcext:value-type="float">
            <text:p>337.599</text:p>
          </table:table-cell>
          <table:table-cell office:value-type="float" office:value="25.5549" calcext:value-type="float">
            <text:p>25.5549</text:p>
          </table:table-cell>
          <table:table-cell office:value-type="float" office:value="301.858" calcext:value-type="float">
            <text:p>301.858</text:p>
          </table:table-cell>
          <table:table-cell office:value-type="float" office:value="318.698" calcext:value-type="float">
            <text:p>318.698</text:p>
          </table:table-cell>
          <table:table-cell office:value-type="float" office:value="319.968" calcext:value-type="float">
            <text:p>319.968</text:p>
          </table:table-cell>
          <table:table-cell office:value-type="float" office:value="373.644" calcext:value-type="float">
            <text:p>373.644</text:p>
          </table:table-cell>
          <table:table-cell office:value-type="float" office:value="376.533" calcext:value-type="float">
            <text:p>376.5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ssed both 2 test cases (no assertions)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########### QEngine -&gt; OpenCL ############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ing platform: NVIDIA CU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ing device: GeForce GTX 970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'test_cnot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371" calcext:value-type="float">
            <text:p>0.05371</text:p>
          </table:table-cell>
          <table:table-cell office:value-type="float" office:value="0.00499859" calcext:value-type="float">
            <text:p>0.0049985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381" calcext:value-type="float">
            <text:p>0.05381</text:p>
          </table:table-cell>
          <table:table-cell office:value-type="float" office:value="0.00361855" calcext:value-type="float">
            <text:p>0.0036185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451" calcext:value-type="float">
            <text:p>0.05451</text:p>
          </table:table-cell>
          <table:table-cell office:value-type="float" office:value="0.00295464" calcext:value-type="float">
            <text:p>0.002954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528" calcext:value-type="float">
            <text:p>0.05528</text:p>
          </table:table-cell>
          <table:table-cell office:value-type="float" office:value="0.00255374" calcext:value-type="float">
            <text:p>0.00255374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773" calcext:value-type="float">
            <text:p>0.05773</text:p>
          </table:table-cell>
          <table:table-cell office:value-type="float" office:value="0.0214032" calcext:value-type="float">
            <text:p>0.021403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0.056" calcext:value-type="float">
            <text:p>0.056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895" calcext:value-type="float">
            <text:p>0.05895</text:p>
          </table:table-cell>
          <table:table-cell office:value-type="float" office:value="0.0211648" calcext:value-type="float">
            <text:p>0.0211648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919" calcext:value-type="float">
            <text:p>0.05919</text:p>
          </table:table-cell>
          <table:table-cell office:value-type="float" office:value="0.0217461" calcext:value-type="float">
            <text:p>0.02174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22003" calcext:value-type="float">
            <text:p>0.02200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7" calcext:value-type="float">
            <text:p>0.067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134" calcext:value-type="float">
            <text:p>0.07134</text:p>
          </table:table-cell>
          <table:table-cell office:value-type="float" office:value="0.0216357" calcext:value-type="float">
            <text:p>0.021635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166" calcext:value-type="float">
            <text:p>0.09166</text:p>
          </table:table-cell>
          <table:table-cell office:value-type="float" office:value="0.0208193" calcext:value-type="float">
            <text:p>0.020819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568" calcext:value-type="float">
            <text:p>0.12568</text:p>
          </table:table-cell>
          <table:table-cell office:value-type="float" office:value="0.0197989" calcext:value-type="float">
            <text:p>0.0197989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275" calcext:value-type="float">
            <text:p>0.19275</text:p>
          </table:table-cell>
          <table:table-cell office:value-type="float" office:value="0.0173795" calcext:value-type="float">
            <text:p>0.017379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148" calcext:value-type="float">
            <text:p>0.32148</text:p>
          </table:table-cell>
          <table:table-cell office:value-type="float" office:value="0.0143962" calcext:value-type="float">
            <text:p>0.014396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3" calcext:value-type="float">
            <text:p>0.323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745" calcext:value-type="float">
            <text:p>0.58745</text:p>
          </table:table-cell>
          <table:table-cell office:value-type="float" office:value="0.00537099" calcext:value-type="float">
            <text:p>0.00537099</text:p>
          </table:table-cell>
          <table:table-cell office:value-type="float" office:value="0.58" calcext:value-type="float">
            <text:p>0.58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9" calcext:value-type="float">
            <text:p>0.589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4845" calcext:value-type="float">
            <text:p>1.14845</text:p>
          </table:table-cell>
          <table:table-cell office:value-type="float" office:value="0.00608831" calcext:value-type="float">
            <text:p>0.00608831</text:p>
          </table:table-cell>
          <table:table-cell office:value-type="float" office:value="1.138" calcext:value-type="float">
            <text:p>1.138</text:p>
          </table:table-cell>
          <table:table-cell office:value-type="float" office:value="1.145" calcext:value-type="float">
            <text:p>1.145</text:p>
          </table:table-cell>
          <table:table-cell office:value-type="float" office:value="1.148" calcext:value-type="float">
            <text:p>1.148</text:p>
          </table:table-cell>
          <table:table-cell office:value-type="float" office:value="1.15" calcext:value-type="float">
            <text:p>1.15</text:p>
          </table:table-cell>
          <table:table-cell office:value-type="float" office:value="1.189" calcext:value-type="float">
            <text:p>1.1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7386" calcext:value-type="float">
            <text:p>2.27386</text:p>
          </table:table-cell>
          <table:table-cell office:value-type="float" office:value="0.00970775" calcext:value-type="float">
            <text:p>0.00970775</text:p>
          </table:table-cell>
          <table:table-cell office:value-type="float" office:value="2.252" calcext:value-type="float">
            <text:p>2.252</text:p>
          </table:table-cell>
          <table:table-cell office:value-type="float" office:value="2.267" calcext:value-type="float">
            <text:p>2.267</text:p>
          </table:table-cell>
          <table:table-cell office:value-type="float" office:value="2.273" calcext:value-type="float">
            <text:p>2.273</text:p>
          </table:table-cell>
          <table:table-cell office:value-type="float" office:value="2.28" calcext:value-type="float">
            <text:p>2.28</text:p>
          </table:table-cell>
          <table:table-cell office:value-type="float" office:value="2.321" calcext:value-type="float">
            <text:p>2.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51272" calcext:value-type="float">
            <text:p>4.51272</text:p>
          </table:table-cell>
          <table:table-cell office:value-type="float" office:value="0.0206078" calcext:value-type="float">
            <text:p>0.0206078</text:p>
          </table:table-cell>
          <table:table-cell office:value-type="float" office:value="4.473" calcext:value-type="float">
            <text:p>4.473</text:p>
          </table:table-cell>
          <table:table-cell office:value-type="float" office:value="4.497" calcext:value-type="float">
            <text:p>4.497</text:p>
          </table:table-cell>
          <table:table-cell office:value-type="float" office:value="4.511" calcext:value-type="float">
            <text:p>4.511</text:p>
          </table:table-cell>
          <table:table-cell office:value-type="float" office:value="4.53" calcext:value-type="float">
            <text:p>4.53</text:p>
          </table:table-cell>
          <table:table-cell office:value-type="float" office:value="4.561" calcext:value-type="float">
            <text:p>4.5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00281" calcext:value-type="float">
            <text:p>9.00281</text:p>
          </table:table-cell>
          <table:table-cell office:value-type="float" office:value="0.0378266" calcext:value-type="float">
            <text:p>0.0378266</text:p>
          </table:table-cell>
          <table:table-cell office:value-type="float" office:value="8.927" calcext:value-type="float">
            <text:p>8.927</text:p>
          </table:table-cell>
          <table:table-cell office:value-type="float" office:value="8.97" calcext:value-type="float">
            <text:p>8.97</text:p>
          </table:table-cell>
          <table:table-cell office:value-type="float" office:value="9.007" calcext:value-type="float">
            <text:p>9.007</text:p>
          </table:table-cell>
          <table:table-cell office:value-type="float" office:value="9.026" calcext:value-type="float">
            <text:p>9.026</text:p>
          </table:table-cell>
          <table:table-cell office:value-type="float" office:value="9.085" calcext:value-type="float">
            <text:p>9.0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9408" calcext:value-type="float">
            <text:p>17.9408</text:p>
          </table:table-cell>
          <table:table-cell office:value-type="float" office:value="0.122069" calcext:value-type="float">
            <text:p>0.122069</text:p>
          </table:table-cell>
          <table:table-cell office:value-type="float" office:value="17.632" calcext:value-type="float">
            <text:p>17.632</text:p>
          </table:table-cell>
          <table:table-cell office:value-type="float" office:value="17.871" calcext:value-type="float">
            <text:p>17.871</text:p>
          </table:table-cell>
          <table:table-cell office:value-type="float" office:value="17.959" calcext:value-type="float">
            <text:p>17.959</text:p>
          </table:table-cell>
          <table:table-cell office:value-type="float" office:value="18.03" calcext:value-type="float">
            <text:p>18.03</text:p>
          </table:table-cell>
          <table:table-cell office:value-type="float" office:value="18.125" calcext:value-type="float">
            <text:p>18.1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.5591" calcext:value-type="float">
            <text:p>35.5591</text:p>
          </table:table-cell>
          <table:table-cell office:value-type="float" office:value="0.171544" calcext:value-type="float">
            <text:p>0.171544</text:p>
          </table:table-cell>
          <table:table-cell office:value-type="float" office:value="35.051" calcext:value-type="float">
            <text:p>35.051</text:p>
          </table:table-cell>
          <table:table-cell office:value-type="float" office:value="35.464" calcext:value-type="float">
            <text:p>35.464</text:p>
          </table:table-cell>
          <table:table-cell office:value-type="float" office:value="35.524" calcext:value-type="float">
            <text:p>35.524</text:p>
          </table:table-cell>
          <table:table-cell office:value-type="float" office:value="35.66" calcext:value-type="float">
            <text:p>35.66</text:p>
          </table:table-cell>
          <table:table-cell office:value-type="float" office:value="36.001" calcext:value-type="float">
            <text:p>36.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.5518" calcext:value-type="float">
            <text:p>70.5518</text:p>
          </table:table-cell>
          <table:table-cell office:value-type="float" office:value="0.329235" calcext:value-type="float">
            <text:p>0.329235</text:p>
          </table:table-cell>
          <table:table-cell office:value-type="float" office:value="69.615" calcext:value-type="float">
            <text:p>69.615</text:p>
          </table:table-cell>
          <table:table-cell office:value-type="float" office:value="70.314" calcext:value-type="float">
            <text:p>70.314</text:p>
          </table:table-cell>
          <table:table-cell office:value-type="float" office:value="70.543" calcext:value-type="float">
            <text:p>70.543</text:p>
          </table:table-cell>
          <table:table-cell office:value-type="float" office:value="70.858" calcext:value-type="float">
            <text:p>70.858</text:p>
          </table:table-cell>
          <table:table-cell office:value-type="float" office:value="71.21" calcext:value-type="float">
            <text:p>71.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1.882" calcext:value-type="float">
            <text:p>141.882</text:p>
          </table:table-cell>
          <table:table-cell office:value-type="float" office:value="0.751826" calcext:value-type="float">
            <text:p>0.751826</text:p>
          </table:table-cell>
          <table:table-cell office:value-type="float" office:value="139.87" calcext:value-type="float">
            <text:p>139.87</text:p>
          </table:table-cell>
          <table:table-cell office:value-type="float" office:value="141.363" calcext:value-type="float">
            <text:p>141.363</text:p>
          </table:table-cell>
          <table:table-cell office:value-type="float" office:value="141.93" calcext:value-type="float">
            <text:p>141.93</text:p>
          </table:table-cell>
          <table:table-cell office:value-type="float" office:value="142.454" calcext:value-type="float">
            <text:p>142.454</text:p>
          </table:table-cell>
          <table:table-cell office:value-type="float" office:value="143.313" calcext:value-type="float">
            <text:p>143.31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gt;&gt;&gt; 'test_x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043974" calcext:value-type="float">
            <text:p>0.004397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773" calcext:value-type="float">
            <text:p>0.04773</text:p>
          </table:table-cell>
          <table:table-cell office:value-type="float" office:value="0.00278156" calcext:value-type="float">
            <text:p>0.0027815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55" calcext:value-type="float">
            <text:p>0.04755</text:p>
          </table:table-cell>
          <table:table-cell office:value-type="float" office:value="0.0030639" calcext:value-type="float">
            <text:p>0.003063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86" calcext:value-type="float">
            <text:p>0.04786</text:p>
          </table:table-cell>
          <table:table-cell office:value-type="float" office:value="0.00287757" calcext:value-type="float">
            <text:p>0.0028775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341" calcext:value-type="float">
            <text:p>0.05341</text:p>
          </table:table-cell>
          <table:table-cell office:value-type="float" office:value="0.0208217" calcext:value-type="float">
            <text:p>0.020821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543" calcext:value-type="float">
            <text:p>0.05543</text:p>
          </table:table-cell>
          <table:table-cell office:value-type="float" office:value="0.0214892" calcext:value-type="float">
            <text:p>0.021489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" calcext:value-type="float">
            <text:p>0.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793" calcext:value-type="float">
            <text:p>0.05793</text:p>
          </table:table-cell>
          <table:table-cell office:value-type="float" office:value="0.021976" calcext:value-type="float">
            <text:p>0.02197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7" calcext:value-type="float">
            <text:p>0.057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611" calcext:value-type="float">
            <text:p>0.06611</text:p>
          </table:table-cell>
          <table:table-cell office:value-type="float" office:value="0.0213401" calcext:value-type="float">
            <text:p>0.021340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848" calcext:value-type="float">
            <text:p>0.07848</text:p>
          </table:table-cell>
          <table:table-cell office:value-type="float" office:value="0.0208808" calcext:value-type="float">
            <text:p>0.020880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702" calcext:value-type="float">
            <text:p>0.10702</text:p>
          </table:table-cell>
          <table:table-cell office:value-type="float" office:value="0.0203071" calcext:value-type="float">
            <text:p>0.0203071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452" calcext:value-type="float">
            <text:p>0.16452</text:p>
          </table:table-cell>
          <table:table-cell office:value-type="float" office:value="0.0190449" calcext:value-type="float">
            <text:p>0.0190449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0166547" calcext:value-type="float">
            <text:p>0.016654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7" calcext:value-type="float">
            <text:p>0.277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501" calcext:value-type="float">
            <text:p>0.49501</text:p>
          </table:table-cell>
          <table:table-cell office:value-type="float" office:value="0.0133398" calcext:value-type="float">
            <text:p>0.0133398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907" calcext:value-type="float">
            <text:p>0.93907</text:p>
          </table:table-cell>
          <table:table-cell office:value-type="float" office:value="0.00505224" calcext:value-type="float">
            <text:p>0.00505224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" calcext:value-type="float">
            <text:p>0.9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4268" calcext:value-type="float">
            <text:p>1.84268</text:p>
          </table:table-cell>
          <table:table-cell office:value-type="float" office:value="0.00522471" calcext:value-type="float">
            <text:p>0.00522471</text:p>
          </table:table-cell>
          <table:table-cell office:value-type="float" office:value="1.833" calcext:value-type="float">
            <text:p>1.833</text:p>
          </table:table-cell>
          <table:table-cell office:value-type="float" office:value="1.839" calcext:value-type="float">
            <text:p>1.839</text:p>
          </table:table-cell>
          <table:table-cell office:value-type="float" office:value="1.843" calcext:value-type="float">
            <text:p>1.843</text:p>
          </table:table-cell>
          <table:table-cell office:value-type="float" office:value="1.846" calcext:value-type="float">
            <text:p>1.846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63618" calcext:value-type="float">
            <text:p>3.63618</text:p>
          </table:table-cell>
          <table:table-cell office:value-type="float" office:value="0.00922646" calcext:value-type="float">
            <text:p>0.00922646</text:p>
          </table:table-cell>
          <table:table-cell office:value-type="float" office:value="3.613" calcext:value-type="float">
            <text:p>3.613</text:p>
          </table:table-cell>
          <table:table-cell office:value-type="float" office:value="3.63" calcext:value-type="float">
            <text:p>3.63</text:p>
          </table:table-cell>
          <table:table-cell office:value-type="float" office:value="3.636" calcext:value-type="float">
            <text:p>3.636</text:p>
          </table:table-cell>
          <table:table-cell office:value-type="float" office:value="3.641" calcext:value-type="float">
            <text:p>3.641</text:p>
          </table:table-cell>
          <table:table-cell office:value-type="float" office:value="3.666" calcext:value-type="float">
            <text:p>3.6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2367" calcext:value-type="float">
            <text:p>7.2367</text:p>
          </table:table-cell>
          <table:table-cell office:value-type="float" office:value="0.0205288" calcext:value-type="float">
            <text:p>0.0205288</text:p>
          </table:table-cell>
          <table:table-cell office:value-type="float" office:value="7.194" calcext:value-type="float">
            <text:p>7.194</text:p>
          </table:table-cell>
          <table:table-cell office:value-type="float" office:value="7.225" calcext:value-type="float">
            <text:p>7.225</text:p>
          </table:table-cell>
          <table:table-cell office:value-type="float" office:value="7.236" calcext:value-type="float">
            <text:p>7.236</text:p>
          </table:table-cell>
          <table:table-cell office:value-type="float" office:value="7.246" calcext:value-type="float">
            <text:p>7.246</text:p>
          </table:table-cell>
          <table:table-cell office:value-type="float" office:value="7.286" calcext:value-type="float">
            <text:p>7.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5382" calcext:value-type="float">
            <text:p>14.5382</text:p>
          </table:table-cell>
          <table:table-cell office:value-type="float" office:value="0.0748317" calcext:value-type="float">
            <text:p>0.0748317</text:p>
          </table:table-cell>
          <table:table-cell office:value-type="float" office:value="14.378" calcext:value-type="float">
            <text:p>14.378</text:p>
          </table:table-cell>
          <table:table-cell office:value-type="float" office:value="14.485" calcext:value-type="float">
            <text:p>14.485</text:p>
          </table:table-cell>
          <table:table-cell office:value-type="float" office:value="14.554" calcext:value-type="float">
            <text:p>14.554</text:p>
          </table:table-cell>
          <table:table-cell office:value-type="float" office:value="14.586" calcext:value-type="float">
            <text:p>14.586</text:p>
          </table:table-cell>
          <table:table-cell office:value-type="float" office:value="14.738" calcext:value-type="float">
            <text:p>14.7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279" calcext:value-type="float">
            <text:p>28.9279</text:p>
          </table:table-cell>
          <table:table-cell office:value-type="float" office:value="0.116344" calcext:value-type="float">
            <text:p>0.116344</text:p>
          </table:table-cell>
          <table:table-cell office:value-type="float" office:value="28.714" calcext:value-type="float">
            <text:p>28.714</text:p>
          </table:table-cell>
          <table:table-cell office:value-type="float" office:value="28.861" calcext:value-type="float">
            <text:p>28.861</text:p>
          </table:table-cell>
          <table:table-cell office:value-type="float" office:value="28.935" calcext:value-type="float">
            <text:p>28.935</text:p>
          </table:table-cell>
          <table:table-cell office:value-type="float" office:value="28.975" calcext:value-type="float">
            <text:p>28.975</text:p>
          </table:table-cell>
          <table:table-cell office:value-type="float" office:value="29.191" calcext:value-type="float">
            <text:p>29.1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.6023" calcext:value-type="float">
            <text:p>57.6023</text:p>
          </table:table-cell>
          <table:table-cell office:value-type="float" office:value="0.199489" calcext:value-type="float">
            <text:p>0.199489</text:p>
          </table:table-cell>
          <table:table-cell office:value-type="float" office:value="57.066" calcext:value-type="float">
            <text:p>57.066</text:p>
          </table:table-cell>
          <table:table-cell office:value-type="float" office:value="57.454" calcext:value-type="float">
            <text:p>57.454</text:p>
          </table:table-cell>
          <table:table-cell office:value-type="float" office:value="57.517" calcext:value-type="float">
            <text:p>57.517</text:p>
          </table:table-cell>
          <table:table-cell office:value-type="float" office:value="57.788" calcext:value-type="float">
            <text:p>57.788</text:p>
          </table:table-cell>
          <table:table-cell office:value-type="float" office:value="58.189" calcext:value-type="float">
            <text:p>58.1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.21" calcext:value-type="float">
            <text:p>115.21</text:p>
          </table:table-cell>
          <table:table-cell office:value-type="float" office:value="0.450056" calcext:value-type="float">
            <text:p>0.450056</text:p>
          </table:table-cell>
          <table:table-cell office:value-type="float" office:value="114.61" calcext:value-type="float">
            <text:p>114.61</text:p>
          </table:table-cell>
          <table:table-cell office:value-type="float" office:value="114.868" calcext:value-type="float">
            <text:p>114.868</text:p>
          </table:table-cell>
          <table:table-cell office:value-type="float" office:value="114.957" calcext:value-type="float">
            <text:p>114.957</text:p>
          </table:table-cell>
          <table:table-cell office:value-type="float" office:value="115.577" calcext:value-type="float">
            <text:p>115.577</text:p>
          </table:table-cell>
          <table:table-cell office:value-type="float" office:value="117.359" calcext:value-type="float">
            <text:p>117.3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1.287" calcext:value-type="float">
            <text:p>231.287</text:p>
          </table:table-cell>
          <table:table-cell office:value-type="float" office:value="1.1697" calcext:value-type="float">
            <text:p>1.1697</text:p>
          </table:table-cell>
          <table:table-cell office:value-type="float" office:value="229.726" calcext:value-type="float">
            <text:p>229.726</text:p>
          </table:table-cell>
          <table:table-cell office:value-type="float" office:value="230.994" calcext:value-type="float">
            <text:p>230.994</text:p>
          </table:table-cell>
          <table:table-cell office:value-type="float" office:value="231.32" calcext:value-type="float">
            <text:p>231.32</text:p>
          </table:table-cell>
          <table:table-cell office:value-type="float" office:value="231.474" calcext:value-type="float">
            <text:p>231.474</text:p>
          </table:table-cell>
          <table:table-cell office:value-type="float" office:value="236.305" calcext:value-type="float">
            <text:p>236.3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ssed both 2 test cases (no assertions)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########### QUnit -&gt; QEngine -&gt; CPU ############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'test_cnot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72" calcext:value-type="float">
            <text:p>0.02072</text:p>
          </table:table-cell>
          <table:table-cell office:value-type="float" office:value="0.032121" calcext:value-type="float">
            <text:p>0.0321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0802979" calcext:value-type="float">
            <text:p>0.00802979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0.00648586" calcext:value-type="float">
            <text:p>0.00648586</text:p>
          </table:table-cell>
          <table:table-cell table:number-columns-repeated="3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0.00880548" calcext:value-type="float">
            <text:p>0.008805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0641289" calcext:value-type="float">
            <text:p>0.0064128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0638024" calcext:value-type="float">
            <text:p>0.00638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0723398" calcext:value-type="float">
            <text:p>0.0072339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0686903" calcext:value-type="float">
            <text:p>0.00686903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0862545" calcext:value-type="float">
            <text:p>0.0086254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839" calcext:value-type="float">
            <text:p>0.01839</text:p>
          </table:table-cell>
          <table:table-cell office:value-type="float" office:value="0.00753246" calcext:value-type="float">
            <text:p>0.0075324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059311" calcext:value-type="float">
            <text:p>0.0059311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809" calcext:value-type="float">
            <text:p>0.01809</text:p>
          </table:table-cell>
          <table:table-cell office:value-type="float" office:value="0.00862565" calcext:value-type="float">
            <text:p>0.00862565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0581765" calcext:value-type="float">
            <text:p>0.00581765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809506" calcext:value-type="float">
            <text:p>0.0080950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0773265" calcext:value-type="float">
            <text:p>0.00773265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901" calcext:value-type="float">
            <text:p>0.01901</text:p>
          </table:table-cell>
          <table:table-cell office:value-type="float" office:value="0.0115165" calcext:value-type="float">
            <text:p>0.011516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0791199" calcext:value-type="float">
            <text:p>0.00791199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0.0115975" calcext:value-type="float">
            <text:p>0.011597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769" calcext:value-type="float">
            <text:p>0.01769</text:p>
          </table:table-cell>
          <table:table-cell office:value-type="float" office:value="0.00699671" calcext:value-type="float">
            <text:p>0.00699671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0950579" calcext:value-type="float">
            <text:p>0.00950579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0907676" calcext:value-type="float">
            <text:p>0.00907676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0.0077922" calcext:value-type="float">
            <text:p>0.0077922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gt;&gt;&gt; 'test_x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0154842" calcext:value-type="float">
            <text:p>0.00154842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0116185" calcext:value-type="float">
            <text:p>0.00116185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00668954" calcext:value-type="float">
            <text:p>0.000668954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0248054" calcext:value-type="float">
            <text:p>0.00248054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152315" calcext:value-type="float">
            <text:p>0.00152315</text:p>
          </table:table-cell>
          <table:table-cell table:number-columns-repeated="3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0125124" calcext:value-type="float">
            <text:p>0.00125124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0180386" calcext:value-type="float">
            <text:p>0.00180386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00801187" calcext:value-type="float">
            <text:p>0.000801187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0808641" calcext:value-type="float">
            <text:p>0.000808641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672" calcext:value-type="float">
            <text:p>0.01672</text:p>
          </table:table-cell>
          <table:table-cell office:value-type="float" office:value="0.000735935" calcext:value-type="float">
            <text:p>0.000735935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0389312" calcext:value-type="float">
            <text:p>0.0038931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0.00233279" calcext:value-type="float">
            <text:p>0.00233279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00792212" calcext:value-type="float">
            <text:p>0.000792212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0146079" calcext:value-type="float">
            <text:p>0.00146079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00855804" calcext:value-type="float">
            <text:p>0.0008558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0184854" calcext:value-type="float">
            <text:p>0.00184854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027528" calcext:value-type="float">
            <text:p>0.0027528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0140656" calcext:value-type="float">
            <text:p>0.00140656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654675" calcext:value-type="float">
            <text:p>0.00654675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0077324" calcext:value-type="float">
            <text:p>0.00077324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113155" calcext:value-type="float">
            <text:p>0.0011315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0110707" calcext:value-type="float">
            <text:p>0.00110707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ssed both 2 test cases (no assertions)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########### QUnit -&gt; QEngine -&gt; OpenCL ############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'test_cnot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67" calcext:value-type="float">
            <text:p>0.05767</text:p>
          </table:table-cell>
          <table:table-cell office:value-type="float" office:value="0.0616797" calcext:value-type="float">
            <text:p>0.061679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" calcext:value-type="float">
            <text:p>0.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08" calcext:value-type="float">
            <text:p>0.05608</text:p>
          </table:table-cell>
          <table:table-cell office:value-type="float" office:value="0.0653969" calcext:value-type="float">
            <text:p>0.0653969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583" calcext:value-type="float">
            <text:p>0.05583</text:p>
          </table:table-cell>
          <table:table-cell office:value-type="float" office:value="0.0631124" calcext:value-type="float">
            <text:p>0.063112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596" calcext:value-type="float">
            <text:p>0.05596</text:p>
          </table:table-cell>
          <table:table-cell office:value-type="float" office:value="0.066397" calcext:value-type="float">
            <text:p>0.066397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684" calcext:value-type="float">
            <text:p>0.05684</text:p>
          </table:table-cell>
          <table:table-cell office:value-type="float" office:value="0.0711355" calcext:value-type="float">
            <text:p>0.0711355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605" calcext:value-type="float">
            <text:p>0.05605</text:p>
          </table:table-cell>
          <table:table-cell office:value-type="float" office:value="0.0680862" calcext:value-type="float">
            <text:p>0.0680862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919" calcext:value-type="float">
            <text:p>0.05919</text:p>
          </table:table-cell>
          <table:table-cell office:value-type="float" office:value="0.0678253" calcext:value-type="float">
            <text:p>0.067825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684" calcext:value-type="float">
            <text:p>0.05684</text:p>
          </table:table-cell>
          <table:table-cell office:value-type="float" office:value="0.0690353" calcext:value-type="float">
            <text:p>0.069035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677815" calcext:value-type="float">
            <text:p>0.0677815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709271" calcext:value-type="float">
            <text:p>0.070927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677" calcext:value-type="float">
            <text:p>0.05677</text:p>
          </table:table-cell>
          <table:table-cell office:value-type="float" office:value="0.0679979" calcext:value-type="float">
            <text:p>0.067997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708" calcext:value-type="float">
            <text:p>0.05708</text:p>
          </table:table-cell>
          <table:table-cell office:value-type="float" office:value="0.0710173" calcext:value-type="float">
            <text:p>0.071017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648" calcext:value-type="float">
            <text:p>0.05648</text:p>
          </table:table-cell>
          <table:table-cell office:value-type="float" office:value="0.0705525" calcext:value-type="float">
            <text:p>0.070552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" calcext:value-type="float">
            <text:p>0.05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647" calcext:value-type="float">
            <text:p>0.05647</text:p>
          </table:table-cell>
          <table:table-cell office:value-type="float" office:value="0.0677356" calcext:value-type="float">
            <text:p>0.0677356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703" calcext:value-type="float">
            <text:p>0.05703</text:p>
          </table:table-cell>
          <table:table-cell office:value-type="float" office:value="0.0691487" calcext:value-type="float">
            <text:p>0.069148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626" calcext:value-type="float">
            <text:p>0.05626</text:p>
          </table:table-cell>
          <table:table-cell office:value-type="float" office:value="0.0690873" calcext:value-type="float">
            <text:p>0.0690873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579" calcext:value-type="float">
            <text:p>0.05579</text:p>
          </table:table-cell>
          <table:table-cell office:value-type="float" office:value="0.0692002" calcext:value-type="float">
            <text:p>0.0692002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662" calcext:value-type="float">
            <text:p>0.05662</text:p>
          </table:table-cell>
          <table:table-cell office:value-type="float" office:value="0.0646799" calcext:value-type="float">
            <text:p>0.0646799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659559" calcext:value-type="float">
            <text:p>0.065955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682" calcext:value-type="float">
            <text:p>0.05682</text:p>
          </table:table-cell>
          <table:table-cell office:value-type="float" office:value="0.0694437" calcext:value-type="float">
            <text:p>0.069443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0.0695395" calcext:value-type="float">
            <text:p>0.069539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75601" calcext:value-type="float">
            <text:p>0.07560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gt;&gt;&gt; 'test_x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064" calcext:value-type="float">
            <text:p>0.04064</text:p>
          </table:table-cell>
          <table:table-cell office:value-type="float" office:value="0.00308389" calcext:value-type="float">
            <text:p>0.0030838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116" calcext:value-type="float">
            <text:p>0.04116</text:p>
          </table:table-cell>
          <table:table-cell office:value-type="float" office:value="0.00445358" calcext:value-type="float">
            <text:p>0.00445358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72" calcext:value-type="float">
            <text:p>0.04072</text:p>
          </table:table-cell>
          <table:table-cell office:value-type="float" office:value="0.00372312" calcext:value-type="float">
            <text:p>0.00372312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143" calcext:value-type="float">
            <text:p>0.04143</text:p>
          </table:table-cell>
          <table:table-cell office:value-type="float" office:value="0.00396801" calcext:value-type="float">
            <text:p>0.0039680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122" calcext:value-type="float">
            <text:p>0.04122</text:p>
          </table:table-cell>
          <table:table-cell office:value-type="float" office:value="0.00342806" calcext:value-type="float">
            <text:p>0.0034280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104" calcext:value-type="float">
            <text:p>0.04104</text:p>
          </table:table-cell>
          <table:table-cell office:value-type="float" office:value="0.00356348" calcext:value-type="float">
            <text:p>0.0035634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087" calcext:value-type="float">
            <text:p>0.04087</text:p>
          </table:table-cell>
          <table:table-cell office:value-type="float" office:value="0.00412469" calcext:value-type="float">
            <text:p>0.00412469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055" calcext:value-type="float">
            <text:p>0.04055</text:p>
          </table:table-cell>
          <table:table-cell office:value-type="float" office:value="0.00304754" calcext:value-type="float">
            <text:p>0.0030475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0441248" calcext:value-type="float">
            <text:p>0.0044124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117" calcext:value-type="float">
            <text:p>0.04117</text:p>
          </table:table-cell>
          <table:table-cell office:value-type="float" office:value="0.00464555" calcext:value-type="float">
            <text:p>0.00464555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126" calcext:value-type="float">
            <text:p>0.04126</text:p>
          </table:table-cell>
          <table:table-cell office:value-type="float" office:value="0.00513541" calcext:value-type="float">
            <text:p>0.0051354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108" calcext:value-type="float">
            <text:p>0.04108</text:p>
          </table:table-cell>
          <table:table-cell office:value-type="float" office:value="0.00341081" calcext:value-type="float">
            <text:p>0.0034108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097" calcext:value-type="float">
            <text:p>0.04097</text:p>
          </table:table-cell>
          <table:table-cell office:value-type="float" office:value="0.00293753" calcext:value-type="float">
            <text:p>0.0029375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0299333" calcext:value-type="float">
            <text:p>0.0029933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307896" calcext:value-type="float">
            <text:p>0.0030789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232" calcext:value-type="float">
            <text:p>0.04232</text:p>
          </table:table-cell>
          <table:table-cell office:value-type="float" office:value="0.0035267" calcext:value-type="float">
            <text:p>0.003526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175" calcext:value-type="float">
            <text:p>0.04175</text:p>
          </table:table-cell>
          <table:table-cell office:value-type="float" office:value="0.00327223" calcext:value-type="float">
            <text:p>0.0032722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072" calcext:value-type="float">
            <text:p>0.04072</text:p>
          </table:table-cell>
          <table:table-cell office:value-type="float" office:value="0.00408186" calcext:value-type="float">
            <text:p>0.0040818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187" calcext:value-type="float">
            <text:p>0.04187</text:p>
          </table:table-cell>
          <table:table-cell office:value-type="float" office:value="0.00470246" calcext:value-type="float">
            <text:p>0.0047024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122" calcext:value-type="float">
            <text:p>0.04122</text:p>
          </table:table-cell>
          <table:table-cell office:value-type="float" office:value="0.0036921" calcext:value-type="float">
            <text:p>0.003692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0306105" calcext:value-type="float">
            <text:p>0.0030610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154" calcext:value-type="float">
            <text:p>0.04154</text:p>
          </table:table-cell>
          <table:table-cell office:value-type="float" office:value="0.00351403" calcext:value-type="float">
            <text:p>0.00351403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ssed both 2 test cases (no assertions).</text:p>
          </table:table-cell>
          <table:table-cell table:number-columns-repeated="7"/>
        </table:table-row>
      </table:table>
      <table:table table:name="cnot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563" calcext:value-type="float">
            <text:p>0.19563</text:p>
          </table:table-cell>
          <table:table-cell office:value-type="float" office:value="0.155333" calcext:value-type="float">
            <text:p>0.15533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5" calcext:value-type="float">
            <text:p>0.155</text:p>
          </table:table-cell>
          <table:table-cell office:value-type="float" office:value="1.129" calcext:value-type="float">
            <text:p>1.1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00437493" calcext:value-type="float">
            <text:p>0.0043749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5" calcext:value-type="float">
            <text:p>0.1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348" calcext:value-type="float">
            <text:p>0.13348</text:p>
          </table:table-cell>
          <table:table-cell office:value-type="float" office:value="0.00963585" calcext:value-type="float">
            <text:p>0.00963585</text:p>
          </table:table-cell>
          <table:table-cell office:value-type="float" office:value="0.12" calcext:value-type="float">
            <text:p>0.1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95" calcext:value-type="float">
            <text:p>0.1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204" calcext:value-type="float">
            <text:p>0.13204</text:p>
          </table:table-cell>
          <table:table-cell office:value-type="float" office:value="0.00514572" calcext:value-type="float">
            <text:p>0.0051457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3" calcext:value-type="float">
            <text:p>0.15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535" calcext:value-type="float">
            <text:p>0.13535</text:p>
          </table:table-cell>
          <table:table-cell office:value-type="float" office:value="0.010805" calcext:value-type="float">
            <text:p>0.01080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85" calcext:value-type="float">
            <text:p>0.1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0.0128409" calcext:value-type="float">
            <text:p>0.012840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97" calcext:value-type="float">
            <text:p>0.1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662" calcext:value-type="float">
            <text:p>0.13662</text:p>
          </table:table-cell>
          <table:table-cell office:value-type="float" office:value="0.0115306" calcext:value-type="float">
            <text:p>0.0115306</text:p>
          </table:table-cell>
          <table:table-cell office:value-type="float" office:value="0.12" calcext:value-type="float">
            <text:p>0.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92" calcext:value-type="float">
            <text:p>0.1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118" calcext:value-type="float">
            <text:p>0.15118</text:p>
          </table:table-cell>
          <table:table-cell office:value-type="float" office:value="0.00836466" calcext:value-type="float">
            <text:p>0.0083646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83" calcext:value-type="float">
            <text:p>0.1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062" calcext:value-type="float">
            <text:p>0.17062</text:p>
          </table:table-cell>
          <table:table-cell office:value-type="float" office:value="0.00551322" calcext:value-type="float">
            <text:p>0.0055132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" calcext:value-type="float">
            <text:p>0.1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6" calcext:value-type="float">
            <text:p>0.19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665" calcext:value-type="float">
            <text:p>0.18665</text:p>
          </table:table-cell>
          <table:table-cell office:value-type="float" office:value="0.0097482" calcext:value-type="float">
            <text:p>0.0097482</text:p>
          </table:table-cell>
          <table:table-cell office:value-type="float" office:value="0.172" calcext:value-type="float">
            <text:p>0.17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3577" calcext:value-type="float">
            <text:p>0.23577</text:p>
          </table:table-cell>
          <table:table-cell office:value-type="float" office:value="0.00860216" calcext:value-type="float">
            <text:p>0.0086021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" calcext:value-type="float">
            <text:p>0.2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59" calcext:value-type="float">
            <text:p>0.2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266" calcext:value-type="float">
            <text:p>0.35266</text:p>
          </table:table-cell>
          <table:table-cell office:value-type="float" office:value="0.0344918" calcext:value-type="float">
            <text:p>0.0344918</text:p>
          </table:table-cell>
          <table:table-cell office:value-type="float" office:value="0.283" calcext:value-type="float">
            <text:p>0.28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77" calcext:value-type="float">
            <text:p>0.377</text:p>
          </table:table-cell>
          <table:table-cell office:value-type="float" office:value="0.47" calcext:value-type="float">
            <text:p>0.4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562" calcext:value-type="float">
            <text:p>0.50562</text:p>
          </table:table-cell>
          <table:table-cell office:value-type="float" office:value="0.0683309" calcext:value-type="float">
            <text:p>0.0683309</text:p>
          </table:table-cell>
          <table:table-cell office:value-type="float" office:value="0.44" calcext:value-type="float">
            <text:p>0.44</text:p>
          </table:table-cell>
          <table:table-cell office:value-type="float" office:value="0.474" calcext:value-type="float">
            <text:p>0.474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2" calcext:value-type="float">
            <text:p>0.522</text:p>
          </table:table-cell>
          <table:table-cell office:value-type="float" office:value="1.077" calcext:value-type="float">
            <text:p>1.0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582" calcext:value-type="float">
            <text:p>0.78582</text:p>
          </table:table-cell>
          <table:table-cell office:value-type="float" office:value="0.0499382" calcext:value-type="float">
            <text:p>0.049938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83" calcext:value-type="float">
            <text:p>0.783</text:p>
          </table:table-cell>
          <table:table-cell office:value-type="float" office:value="0.803" calcext:value-type="float">
            <text:p>0.803</text:p>
          </table:table-cell>
          <table:table-cell office:value-type="float" office:value="1.03" calcext:value-type="float">
            <text:p>1.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8744" calcext:value-type="float">
            <text:p>1.28744</text:p>
          </table:table-cell>
          <table:table-cell office:value-type="float" office:value="0.0263417" calcext:value-type="float">
            <text:p>0.0263417</text:p>
          </table:table-cell>
          <table:table-cell office:value-type="float" office:value="1.241" calcext:value-type="float">
            <text:p>1.241</text:p>
          </table:table-cell>
          <table:table-cell office:value-type="float" office:value="1.267" calcext:value-type="float">
            <text:p>1.267</text:p>
          </table:table-cell>
          <table:table-cell office:value-type="float" office:value="1.281" calcext:value-type="float">
            <text:p>1.281</text:p>
          </table:table-cell>
          <table:table-cell office:value-type="float" office:value="1.304" calcext:value-type="float">
            <text:p>1.304</text:p>
          </table:table-cell>
          <table:table-cell office:value-type="float" office:value="1.388" calcext:value-type="float">
            <text:p>1.3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41523" calcext:value-type="float">
            <text:p>2.41523</text:p>
          </table:table-cell>
          <table:table-cell office:value-type="float" office:value="0.074168" calcext:value-type="float">
            <text:p>0.074168</text:p>
          </table:table-cell>
          <table:table-cell office:value-type="float" office:value="2.277" calcext:value-type="float">
            <text:p>2.277</text:p>
          </table:table-cell>
          <table:table-cell office:value-type="float" office:value="2.366" calcext:value-type="float">
            <text:p>2.366</text:p>
          </table:table-cell>
          <table:table-cell office:value-type="float" office:value="2.416" calcext:value-type="float">
            <text:p>2.416</text:p>
          </table:table-cell>
          <table:table-cell office:value-type="float" office:value="2.431" calcext:value-type="float">
            <text:p>2.431</text:p>
          </table:table-cell>
          <table:table-cell office:value-type="float" office:value="2.659" calcext:value-type="float">
            <text:p>2.6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2269" calcext:value-type="float">
            <text:p>5.2269</text:p>
          </table:table-cell>
          <table:table-cell office:value-type="float" office:value="0.153191" calcext:value-type="float">
            <text:p>0.153191</text:p>
          </table:table-cell>
          <table:table-cell office:value-type="float" office:value="4.757" calcext:value-type="float">
            <text:p>4.757</text:p>
          </table:table-cell>
          <table:table-cell office:value-type="float" office:value="5.167" calcext:value-type="float">
            <text:p>5.167</text:p>
          </table:table-cell>
          <table:table-cell office:value-type="float" office:value="5.206" calcext:value-type="float">
            <text:p>5.206</text:p>
          </table:table-cell>
          <table:table-cell office:value-type="float" office:value="5.271" calcext:value-type="float">
            <text:p>5.271</text:p>
          </table:table-cell>
          <table:table-cell office:value-type="float" office:value="5.795" calcext:value-type="float">
            <text:p>5.7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4165" calcext:value-type="float">
            <text:p>12.4165</text:p>
          </table:table-cell>
          <table:table-cell office:value-type="float" office:value="0.598508" calcext:value-type="float">
            <text:p>0.598508</text:p>
          </table:table-cell>
          <table:table-cell office:value-type="float" office:value="10.976" calcext:value-type="float">
            <text:p>10.976</text:p>
          </table:table-cell>
          <table:table-cell office:value-type="float" office:value="12.069" calcext:value-type="float">
            <text:p>12.069</text:p>
          </table:table-cell>
          <table:table-cell office:value-type="float" office:value="12.219" calcext:value-type="float">
            <text:p>12.219</text:p>
          </table:table-cell>
          <table:table-cell office:value-type="float" office:value="12.784" calcext:value-type="float">
            <text:p>12.784</text:p>
          </table:table-cell>
          <table:table-cell office:value-type="float" office:value="13.655" calcext:value-type="float">
            <text:p>13.6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1425" calcext:value-type="float">
            <text:p>25.1425</text:p>
          </table:table-cell>
          <table:table-cell office:value-type="float" office:value="1.69423" calcext:value-type="float">
            <text:p>1.69423</text:p>
          </table:table-cell>
          <table:table-cell office:value-type="float" office:value="22.276" calcext:value-type="float">
            <text:p>22.276</text:p>
          </table:table-cell>
          <table:table-cell office:value-type="float" office:value="23.976" calcext:value-type="float">
            <text:p>23.976</text:p>
          </table:table-cell>
          <table:table-cell office:value-type="float" office:value="25.216" calcext:value-type="float">
            <text:p>25.216</text:p>
          </table:table-cell>
          <table:table-cell office:value-type="float" office:value="26.812" calcext:value-type="float">
            <text:p>26.812</text:p>
          </table:table-cell>
          <table:table-cell office:value-type="float" office:value="27.384" calcext:value-type="float">
            <text:p>27.3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.1565" calcext:value-type="float">
            <text:p>50.1565</text:p>
          </table:table-cell>
          <table:table-cell office:value-type="float" office:value="3.2704" calcext:value-type="float">
            <text:p>3.2704</text:p>
          </table:table-cell>
          <table:table-cell office:value-type="float" office:value="44.259" calcext:value-type="float">
            <text:p>44.259</text:p>
          </table:table-cell>
          <table:table-cell office:value-type="float" office:value="47.351" calcext:value-type="float">
            <text:p>47.351</text:p>
          </table:table-cell>
          <table:table-cell office:value-type="float" office:value="51.51" calcext:value-type="float">
            <text:p>51.51</text:p>
          </table:table-cell>
          <table:table-cell office:value-type="float" office:value="52.82" calcext:value-type="float">
            <text:p>52.82</text:p>
          </table:table-cell>
          <table:table-cell office:value-type="float" office:value="53.79" calcext:value-type="float">
            <text:p>53.7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.953" calcext:value-type="float">
            <text:p>100.953</text:p>
          </table:table-cell>
          <table:table-cell office:value-type="float" office:value="5.02404" calcext:value-type="float">
            <text:p>5.02404</text:p>
          </table:table-cell>
          <table:table-cell office:value-type="float" office:value="87.431" calcext:value-type="float">
            <text:p>87.431</text:p>
          </table:table-cell>
          <table:table-cell office:value-type="float" office:value="100.128" calcext:value-type="float">
            <text:p>100.128</text:p>
          </table:table-cell>
          <table:table-cell office:value-type="float" office:value="102.589" calcext:value-type="float">
            <text:p>102.589</text:p>
          </table:table-cell>
          <table:table-cell office:value-type="float" office:value="104.481" calcext:value-type="float">
            <text:p>104.481</text:p>
          </table:table-cell>
          <table:table-cell office:value-type="float" office:value="105.354" calcext:value-type="float">
            <text:p>105.3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3.034" calcext:value-type="float">
            <text:p>203.034</text:p>
          </table:table-cell>
          <table:table-cell office:value-type="float" office:value="6.90968" calcext:value-type="float">
            <text:p>6.90968</text:p>
          </table:table-cell>
          <table:table-cell office:value-type="float" office:value="176.567" calcext:value-type="float">
            <text:p>176.567</text:p>
          </table:table-cell>
          <table:table-cell office:value-type="float" office:value="201.389" calcext:value-type="float">
            <text:p>201.389</text:p>
          </table:table-cell>
          <table:table-cell office:value-type="float" office:value="205.706" calcext:value-type="float">
            <text:p>205.706</text:p>
          </table:table-cell>
          <table:table-cell office:value-type="float" office:value="207.403" calcext:value-type="float">
            <text:p>207.403</text:p>
          </table:table-cell>
          <table:table-cell office:value-type="float" office:value="209.317" calcext:value-type="float">
            <text:p>209.31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371" calcext:value-type="float">
            <text:p>0.05371</text:p>
          </table:table-cell>
          <table:table-cell office:value-type="float" office:value="0.00499859" calcext:value-type="float">
            <text:p>0.0049985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7" calcext:value-type="float">
            <text:p>0.09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381" calcext:value-type="float">
            <text:p>0.05381</text:p>
          </table:table-cell>
          <table:table-cell office:value-type="float" office:value="0.00361855" calcext:value-type="float">
            <text:p>0.0036185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7" calcext:value-type="float">
            <text:p>0.07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451" calcext:value-type="float">
            <text:p>0.05451</text:p>
          </table:table-cell>
          <table:table-cell office:value-type="float" office:value="0.00295464" calcext:value-type="float">
            <text:p>0.002954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0.074" calcext:value-type="float">
            <text:p>0.07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528" calcext:value-type="float">
            <text:p>0.05528</text:p>
          </table:table-cell>
          <table:table-cell office:value-type="float" office:value="0.00255374" calcext:value-type="float">
            <text:p>0.00255374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3" calcext:value-type="float">
            <text:p>0.07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773" calcext:value-type="float">
            <text:p>0.05773</text:p>
          </table:table-cell>
          <table:table-cell office:value-type="float" office:value="0.0214032" calcext:value-type="float">
            <text:p>0.021403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0.056" calcext:value-type="float">
            <text:p>0.056</text:p>
          </table:table-cell>
          <table:table-cell office:value-type="float" office:value="0.27" calcext:value-type="float">
            <text:p>0.2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895" calcext:value-type="float">
            <text:p>0.05895</text:p>
          </table:table-cell>
          <table:table-cell office:value-type="float" office:value="0.0211648" calcext:value-type="float">
            <text:p>0.0211648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269" calcext:value-type="float">
            <text:p>0.2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919" calcext:value-type="float">
            <text:p>0.05919</text:p>
          </table:table-cell>
          <table:table-cell office:value-type="float" office:value="0.0217461" calcext:value-type="float">
            <text:p>0.02174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float" office:value="0.275" calcext:value-type="float">
            <text:p>0.2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22003" calcext:value-type="float">
            <text:p>0.02200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7" calcext:value-type="float">
            <text:p>0.067</text:p>
          </table:table-cell>
          <table:table-cell office:value-type="float" office:value="0.285" calcext:value-type="float">
            <text:p>0.2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134" calcext:value-type="float">
            <text:p>0.07134</text:p>
          </table:table-cell>
          <table:table-cell office:value-type="float" office:value="0.0216357" calcext:value-type="float">
            <text:p>0.021635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office:value-type="float" office:value="0.286" calcext:value-type="float">
            <text:p>0.2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166" calcext:value-type="float">
            <text:p>0.09166</text:p>
          </table:table-cell>
          <table:table-cell office:value-type="float" office:value="0.0208193" calcext:value-type="float">
            <text:p>0.020819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298" calcext:value-type="float">
            <text:p>0.2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568" calcext:value-type="float">
            <text:p>0.12568</text:p>
          </table:table-cell>
          <table:table-cell office:value-type="float" office:value="0.0197989" calcext:value-type="float">
            <text:p>0.0197989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322" calcext:value-type="float">
            <text:p>0.3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275" calcext:value-type="float">
            <text:p>0.19275</text:p>
          </table:table-cell>
          <table:table-cell office:value-type="float" office:value="0.0173795" calcext:value-type="float">
            <text:p>0.0173795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5" calcext:value-type="float">
            <text:p>0.195</text:p>
          </table:table-cell>
          <table:table-cell office:value-type="float" office:value="0.36" calcext:value-type="float">
            <text:p>0.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148" calcext:value-type="float">
            <text:p>0.32148</text:p>
          </table:table-cell>
          <table:table-cell office:value-type="float" office:value="0.0143962" calcext:value-type="float">
            <text:p>0.014396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3" calcext:value-type="float">
            <text:p>0.323</text:p>
          </table:table-cell>
          <table:table-cell office:value-type="float" office:value="0.459" calcext:value-type="float">
            <text:p>0.4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745" calcext:value-type="float">
            <text:p>0.58745</text:p>
          </table:table-cell>
          <table:table-cell office:value-type="float" office:value="0.00537099" calcext:value-type="float">
            <text:p>0.00537099</text:p>
          </table:table-cell>
          <table:table-cell office:value-type="float" office:value="0.58" calcext:value-type="float">
            <text:p>0.58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9" calcext:value-type="float">
            <text:p>0.589</text:p>
          </table:table-cell>
          <table:table-cell office:value-type="float" office:value="0.634" calcext:value-type="float">
            <text:p>0.6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4845" calcext:value-type="float">
            <text:p>1.14845</text:p>
          </table:table-cell>
          <table:table-cell office:value-type="float" office:value="0.00608831" calcext:value-type="float">
            <text:p>0.00608831</text:p>
          </table:table-cell>
          <table:table-cell office:value-type="float" office:value="1.138" calcext:value-type="float">
            <text:p>1.138</text:p>
          </table:table-cell>
          <table:table-cell office:value-type="float" office:value="1.145" calcext:value-type="float">
            <text:p>1.145</text:p>
          </table:table-cell>
          <table:table-cell office:value-type="float" office:value="1.148" calcext:value-type="float">
            <text:p>1.148</text:p>
          </table:table-cell>
          <table:table-cell office:value-type="float" office:value="1.15" calcext:value-type="float">
            <text:p>1.15</text:p>
          </table:table-cell>
          <table:table-cell office:value-type="float" office:value="1.189" calcext:value-type="float">
            <text:p>1.1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7386" calcext:value-type="float">
            <text:p>2.27386</text:p>
          </table:table-cell>
          <table:table-cell office:value-type="float" office:value="0.00970775" calcext:value-type="float">
            <text:p>0.00970775</text:p>
          </table:table-cell>
          <table:table-cell office:value-type="float" office:value="2.252" calcext:value-type="float">
            <text:p>2.252</text:p>
          </table:table-cell>
          <table:table-cell office:value-type="float" office:value="2.267" calcext:value-type="float">
            <text:p>2.267</text:p>
          </table:table-cell>
          <table:table-cell office:value-type="float" office:value="2.273" calcext:value-type="float">
            <text:p>2.273</text:p>
          </table:table-cell>
          <table:table-cell office:value-type="float" office:value="2.28" calcext:value-type="float">
            <text:p>2.28</text:p>
          </table:table-cell>
          <table:table-cell office:value-type="float" office:value="2.321" calcext:value-type="float">
            <text:p>2.3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51272" calcext:value-type="float">
            <text:p>4.51272</text:p>
          </table:table-cell>
          <table:table-cell office:value-type="float" office:value="0.0206078" calcext:value-type="float">
            <text:p>0.0206078</text:p>
          </table:table-cell>
          <table:table-cell office:value-type="float" office:value="4.473" calcext:value-type="float">
            <text:p>4.473</text:p>
          </table:table-cell>
          <table:table-cell office:value-type="float" office:value="4.497" calcext:value-type="float">
            <text:p>4.497</text:p>
          </table:table-cell>
          <table:table-cell office:value-type="float" office:value="4.511" calcext:value-type="float">
            <text:p>4.511</text:p>
          </table:table-cell>
          <table:table-cell office:value-type="float" office:value="4.53" calcext:value-type="float">
            <text:p>4.53</text:p>
          </table:table-cell>
          <table:table-cell office:value-type="float" office:value="4.561" calcext:value-type="float">
            <text:p>4.5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00281" calcext:value-type="float">
            <text:p>9.00281</text:p>
          </table:table-cell>
          <table:table-cell office:value-type="float" office:value="0.0378266" calcext:value-type="float">
            <text:p>0.0378266</text:p>
          </table:table-cell>
          <table:table-cell office:value-type="float" office:value="8.927" calcext:value-type="float">
            <text:p>8.927</text:p>
          </table:table-cell>
          <table:table-cell office:value-type="float" office:value="8.97" calcext:value-type="float">
            <text:p>8.97</text:p>
          </table:table-cell>
          <table:table-cell office:value-type="float" office:value="9.007" calcext:value-type="float">
            <text:p>9.007</text:p>
          </table:table-cell>
          <table:table-cell office:value-type="float" office:value="9.026" calcext:value-type="float">
            <text:p>9.026</text:p>
          </table:table-cell>
          <table:table-cell office:value-type="float" office:value="9.085" calcext:value-type="float">
            <text:p>9.0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9408" calcext:value-type="float">
            <text:p>17.9408</text:p>
          </table:table-cell>
          <table:table-cell office:value-type="float" office:value="0.122069" calcext:value-type="float">
            <text:p>0.122069</text:p>
          </table:table-cell>
          <table:table-cell office:value-type="float" office:value="17.632" calcext:value-type="float">
            <text:p>17.632</text:p>
          </table:table-cell>
          <table:table-cell office:value-type="float" office:value="17.871" calcext:value-type="float">
            <text:p>17.871</text:p>
          </table:table-cell>
          <table:table-cell office:value-type="float" office:value="17.959" calcext:value-type="float">
            <text:p>17.959</text:p>
          </table:table-cell>
          <table:table-cell office:value-type="float" office:value="18.03" calcext:value-type="float">
            <text:p>18.03</text:p>
          </table:table-cell>
          <table:table-cell office:value-type="float" office:value="18.125" calcext:value-type="float">
            <text:p>18.12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.5591" calcext:value-type="float">
            <text:p>35.5591</text:p>
          </table:table-cell>
          <table:table-cell office:value-type="float" office:value="0.171544" calcext:value-type="float">
            <text:p>0.171544</text:p>
          </table:table-cell>
          <table:table-cell office:value-type="float" office:value="35.051" calcext:value-type="float">
            <text:p>35.051</text:p>
          </table:table-cell>
          <table:table-cell office:value-type="float" office:value="35.464" calcext:value-type="float">
            <text:p>35.464</text:p>
          </table:table-cell>
          <table:table-cell office:value-type="float" office:value="35.524" calcext:value-type="float">
            <text:p>35.524</text:p>
          </table:table-cell>
          <table:table-cell office:value-type="float" office:value="35.66" calcext:value-type="float">
            <text:p>35.66</text:p>
          </table:table-cell>
          <table:table-cell office:value-type="float" office:value="36.001" calcext:value-type="float">
            <text:p>36.00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.5518" calcext:value-type="float">
            <text:p>70.5518</text:p>
          </table:table-cell>
          <table:table-cell office:value-type="float" office:value="0.329235" calcext:value-type="float">
            <text:p>0.329235</text:p>
          </table:table-cell>
          <table:table-cell office:value-type="float" office:value="69.615" calcext:value-type="float">
            <text:p>69.615</text:p>
          </table:table-cell>
          <table:table-cell office:value-type="float" office:value="70.314" calcext:value-type="float">
            <text:p>70.314</text:p>
          </table:table-cell>
          <table:table-cell office:value-type="float" office:value="70.543" calcext:value-type="float">
            <text:p>70.543</text:p>
          </table:table-cell>
          <table:table-cell office:value-type="float" office:value="70.858" calcext:value-type="float">
            <text:p>70.858</text:p>
          </table:table-cell>
          <table:table-cell office:value-type="float" office:value="71.21" calcext:value-type="float">
            <text:p>71.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1.882" calcext:value-type="float">
            <text:p>141.882</text:p>
          </table:table-cell>
          <table:table-cell office:value-type="float" office:value="0.751826" calcext:value-type="float">
            <text:p>0.751826</text:p>
          </table:table-cell>
          <table:table-cell office:value-type="float" office:value="139.87" calcext:value-type="float">
            <text:p>139.87</text:p>
          </table:table-cell>
          <table:table-cell office:value-type="float" office:value="141.363" calcext:value-type="float">
            <text:p>141.363</text:p>
          </table:table-cell>
          <table:table-cell office:value-type="float" office:value="141.93" calcext:value-type="float">
            <text:p>141.93</text:p>
          </table:table-cell>
          <table:table-cell office:value-type="float" office:value="142.454" calcext:value-type="float">
            <text:p>142.454</text:p>
          </table:table-cell>
          <table:table-cell office:value-type="float" office:value="143.313" calcext:value-type="float">
            <text:p>143.31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72" calcext:value-type="float">
            <text:p>0.02072</text:p>
          </table:table-cell>
          <table:table-cell office:value-type="float" office:value="0.032121" calcext:value-type="float">
            <text:p>0.0321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336" calcext:value-type="float">
            <text:p>0.336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0802979" calcext:value-type="float">
            <text:p>0.00802979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97" calcext:value-type="float">
            <text:p>0.097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0.00648586" calcext:value-type="float">
            <text:p>0.00648586</text:p>
          </table:table-cell>
          <table:table-cell table:number-columns-repeated="3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" calcext:value-type="float">
            <text:p>0.08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0.00880548" calcext:value-type="float">
            <text:p>0.008805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104" calcext:value-type="float">
            <text:p>0.104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0641289" calcext:value-type="float">
            <text:p>0.0064128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78" calcext:value-type="float">
            <text:p>0.078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0638024" calcext:value-type="float">
            <text:p>0.00638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8" calcext:value-type="float">
            <text:p>0.08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0723398" calcext:value-type="float">
            <text:p>0.0072339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88" calcext:value-type="float">
            <text:p>0.088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0686903" calcext:value-type="float">
            <text:p>0.00686903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85" calcext:value-type="float">
            <text:p>0.085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0862545" calcext:value-type="float">
            <text:p>0.0086254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5" calcext:value-type="float">
            <text:p>0.095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839" calcext:value-type="float">
            <text:p>0.01839</text:p>
          </table:table-cell>
          <table:table-cell office:value-type="float" office:value="0.00753246" calcext:value-type="float">
            <text:p>0.0075324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" calcext:value-type="float">
            <text:p>0.09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059311" calcext:value-type="float">
            <text:p>0.0059311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3" calcext:value-type="float">
            <text:p>0.073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809" calcext:value-type="float">
            <text:p>0.01809</text:p>
          </table:table-cell>
          <table:table-cell office:value-type="float" office:value="0.00862565" calcext:value-type="float">
            <text:p>0.00862565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103" calcext:value-type="float">
            <text:p>0.103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0581765" calcext:value-type="float">
            <text:p>0.00581765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75" calcext:value-type="float">
            <text:p>0.075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809506" calcext:value-type="float">
            <text:p>0.0080950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7" calcext:value-type="float">
            <text:p>0.097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0773265" calcext:value-type="float">
            <text:p>0.00773265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94" calcext:value-type="float">
            <text:p>0.094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901" calcext:value-type="float">
            <text:p>0.01901</text:p>
          </table:table-cell>
          <table:table-cell office:value-type="float" office:value="0.0115165" calcext:value-type="float">
            <text:p>0.011516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7" calcext:value-type="float">
            <text:p>0.107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0791199" calcext:value-type="float">
            <text:p>0.00791199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6" calcext:value-type="float">
            <text:p>0.096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0.0115975" calcext:value-type="float">
            <text:p>0.011597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133" calcext:value-type="float">
            <text:p>0.133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769" calcext:value-type="float">
            <text:p>0.01769</text:p>
          </table:table-cell>
          <table:table-cell office:value-type="float" office:value="0.00699671" calcext:value-type="float">
            <text:p>0.00699671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87" calcext:value-type="float">
            <text:p>0.087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0950579" calcext:value-type="float">
            <text:p>0.00950579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112" calcext:value-type="float">
            <text:p>0.112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0907676" calcext:value-type="float">
            <text:p>0.00907676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108" calcext:value-type="float">
            <text:p>0.108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0.0077922" calcext:value-type="float">
            <text:p>0.0077922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94" calcext:value-type="float">
            <text:p>0.094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67" calcext:value-type="float">
            <text:p>0.05767</text:p>
          </table:table-cell>
          <table:table-cell office:value-type="float" office:value="0.0616797" calcext:value-type="float">
            <text:p>0.061679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" calcext:value-type="float">
            <text:p>0.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671" calcext:value-type="float">
            <text:p>0.67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08" calcext:value-type="float">
            <text:p>0.05608</text:p>
          </table:table-cell>
          <table:table-cell office:value-type="float" office:value="0.0653969" calcext:value-type="float">
            <text:p>0.0653969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706" calcext:value-type="float">
            <text:p>0.70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583" calcext:value-type="float">
            <text:p>0.05583</text:p>
          </table:table-cell>
          <table:table-cell office:value-type="float" office:value="0.0631124" calcext:value-type="float">
            <text:p>0.0631124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683" calcext:value-type="float">
            <text:p>0.68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596" calcext:value-type="float">
            <text:p>0.05596</text:p>
          </table:table-cell>
          <table:table-cell office:value-type="float" office:value="0.066397" calcext:value-type="float">
            <text:p>0.066397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716" calcext:value-type="float">
            <text:p>0.71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684" calcext:value-type="float">
            <text:p>0.05684</text:p>
          </table:table-cell>
          <table:table-cell office:value-type="float" office:value="0.0711355" calcext:value-type="float">
            <text:p>0.0711355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764" calcext:value-type="float">
            <text:p>0.76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605" calcext:value-type="float">
            <text:p>0.05605</text:p>
          </table:table-cell>
          <table:table-cell office:value-type="float" office:value="0.0680862" calcext:value-type="float">
            <text:p>0.0680862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733" calcext:value-type="float">
            <text:p>0.73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919" calcext:value-type="float">
            <text:p>0.05919</text:p>
          </table:table-cell>
          <table:table-cell office:value-type="float" office:value="0.0678253" calcext:value-type="float">
            <text:p>0.067825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731" calcext:value-type="float">
            <text:p>0.73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684" calcext:value-type="float">
            <text:p>0.05684</text:p>
          </table:table-cell>
          <table:table-cell office:value-type="float" office:value="0.0690353" calcext:value-type="float">
            <text:p>0.069035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43" calcext:value-type="float">
            <text:p>0.74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677815" calcext:value-type="float">
            <text:p>0.0677815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73" calcext:value-type="float">
            <text:p>0.7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709271" calcext:value-type="float">
            <text:p>0.070927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62" calcext:value-type="float">
            <text:p>0.76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677" calcext:value-type="float">
            <text:p>0.05677</text:p>
          </table:table-cell>
          <table:table-cell office:value-type="float" office:value="0.0679979" calcext:value-type="float">
            <text:p>0.067997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32" calcext:value-type="float">
            <text:p>0.73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708" calcext:value-type="float">
            <text:p>0.05708</text:p>
          </table:table-cell>
          <table:table-cell office:value-type="float" office:value="0.0710173" calcext:value-type="float">
            <text:p>0.071017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763" calcext:value-type="float">
            <text:p>0.76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648" calcext:value-type="float">
            <text:p>0.05648</text:p>
          </table:table-cell>
          <table:table-cell office:value-type="float" office:value="0.0705525" calcext:value-type="float">
            <text:p>0.070552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" calcext:value-type="float">
            <text:p>0.05</text:p>
          </table:table-cell>
          <table:table-cell office:value-type="float" office:value="0.758" calcext:value-type="float">
            <text:p>0.75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647" calcext:value-type="float">
            <text:p>0.05647</text:p>
          </table:table-cell>
          <table:table-cell office:value-type="float" office:value="0.0677356" calcext:value-type="float">
            <text:p>0.0677356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729" calcext:value-type="float">
            <text:p>0.72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703" calcext:value-type="float">
            <text:p>0.05703</text:p>
          </table:table-cell>
          <table:table-cell office:value-type="float" office:value="0.0691487" calcext:value-type="float">
            <text:p>0.069148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44" calcext:value-type="float">
            <text:p>0.74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626" calcext:value-type="float">
            <text:p>0.05626</text:p>
          </table:table-cell>
          <table:table-cell office:value-type="float" office:value="0.0690873" calcext:value-type="float">
            <text:p>0.0690873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743" calcext:value-type="float">
            <text:p>0.74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579" calcext:value-type="float">
            <text:p>0.05579</text:p>
          </table:table-cell>
          <table:table-cell office:value-type="float" office:value="0.0692002" calcext:value-type="float">
            <text:p>0.0692002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744" calcext:value-type="float">
            <text:p>0.74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662" calcext:value-type="float">
            <text:p>0.05662</text:p>
          </table:table-cell>
          <table:table-cell office:value-type="float" office:value="0.0646799" calcext:value-type="float">
            <text:p>0.0646799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698" calcext:value-type="float">
            <text:p>0.69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659559" calcext:value-type="float">
            <text:p>0.065955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12" calcext:value-type="float">
            <text:p>0.71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682" calcext:value-type="float">
            <text:p>0.05682</text:p>
          </table:table-cell>
          <table:table-cell office:value-type="float" office:value="0.0694437" calcext:value-type="float">
            <text:p>0.069443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47" calcext:value-type="float">
            <text:p>0.74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673" calcext:value-type="float">
            <text:p>0.05673</text:p>
          </table:table-cell>
          <table:table-cell office:value-type="float" office:value="0.0695395" calcext:value-type="float">
            <text:p>0.069539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747" calcext:value-type="float">
            <text:p>0.74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75601" calcext:value-type="float">
            <text:p>0.07560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809" calcext:value-type="float">
            <text:p>0.80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</table:table>
      <table:table table:name="x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463" calcext:value-type="float">
            <text:p>0.14463</text:p>
          </table:table-cell>
          <table:table-cell office:value-type="float" office:value="0.0458473" calcext:value-type="float">
            <text:p>0.0458473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3" calcext:value-type="float">
            <text:p>0.143</text:p>
          </table:table-cell>
          <table:table-cell office:value-type="float" office:value="0.539" calcext:value-type="float">
            <text:p>0.53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727" calcext:value-type="float">
            <text:p>0.15727</text:p>
          </table:table-cell>
          <table:table-cell office:value-type="float" office:value="0.0155022" calcext:value-type="float">
            <text:p>0.015502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4" calcext:value-type="float">
            <text:p>0.164</text:p>
          </table:table-cell>
          <table:table-cell office:value-type="float" office:value="0.234" calcext:value-type="float">
            <text:p>0.23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196" calcext:value-type="float">
            <text:p>0.14196</text:p>
          </table:table-cell>
          <table:table-cell office:value-type="float" office:value="0.0104775" calcext:value-type="float">
            <text:p>0.01047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5" calcext:value-type="float">
            <text:p>0.145</text:p>
          </table:table-cell>
          <table:table-cell office:value-type="float" office:value="0.215" calcext:value-type="float">
            <text:p>0.2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205" calcext:value-type="float">
            <text:p>0.14205</text:p>
          </table:table-cell>
          <table:table-cell office:value-type="float" office:value="0.0103657" calcext:value-type="float">
            <text:p>0.010365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5" calcext:value-type="float">
            <text:p>0.145</text:p>
          </table:table-cell>
          <table:table-cell office:value-type="float" office:value="0.2" calcext:value-type="float">
            <text:p>0.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275" calcext:value-type="float">
            <text:p>0.14275</text:p>
          </table:table-cell>
          <table:table-cell office:value-type="float" office:value="0.0169584" calcext:value-type="float">
            <text:p>0.016958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4" calcext:value-type="float">
            <text:p>0.144</text:p>
          </table:table-cell>
          <table:table-cell office:value-type="float" office:value="0.277" calcext:value-type="float">
            <text:p>0.2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918" calcext:value-type="float">
            <text:p>0.13918</text:p>
          </table:table-cell>
          <table:table-cell office:value-type="float" office:value="0.00946296" calcext:value-type="float">
            <text:p>0.0094629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14" calcext:value-type="float">
            <text:p>0.21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158" calcext:value-type="float">
            <text:p>0.16158</text:p>
          </table:table-cell>
          <table:table-cell office:value-type="float" office:value="0.0189648" calcext:value-type="float">
            <text:p>0.018964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" calcext:value-type="float">
            <text:p>0.15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7" calcext:value-type="float">
            <text:p>0.167</text:p>
          </table:table-cell>
          <table:table-cell office:value-type="float" office:value="0.297" calcext:value-type="float">
            <text:p>0.2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826" calcext:value-type="float">
            <text:p>0.19826</text:p>
          </table:table-cell>
          <table:table-cell office:value-type="float" office:value="0.0329046" calcext:value-type="float">
            <text:p>0.032904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8" calcext:value-type="float">
            <text:p>0.208</text:p>
          </table:table-cell>
          <table:table-cell office:value-type="float" office:value="0.318" calcext:value-type="float">
            <text:p>0.3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0103194" calcext:value-type="float">
            <text:p>0.0103194</text:p>
          </table:table-cell>
          <table:table-cell office:value-type="float" office:value="0.17" calcext:value-type="float">
            <text:p>0.17</text:p>
          </table:table-cell>
          <table:table-cell office:value-type="float" office:value="0.195" calcext:value-type="float">
            <text:p>0.195</text:p>
          </table:table-cell>
          <table:table-cell office:value-type="float" office:value="0.2" calcext:value-type="float">
            <text:p>0.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7" calcext:value-type="float">
            <text:p>0.2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080764" calcext:value-type="float">
            <text:p>0.080764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2" calcext:value-type="float">
            <text:p>0.252</text:p>
          </table:table-cell>
          <table:table-cell office:value-type="float" office:value="1.039" calcext:value-type="float">
            <text:p>1.03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839" calcext:value-type="float">
            <text:p>0.35839</text:p>
          </table:table-cell>
          <table:table-cell office:value-type="float" office:value="0.0279639" calcext:value-type="float">
            <text:p>0.0279639</text:p>
          </table:table-cell>
          <table:table-cell office:value-type="float" office:value="0.298" calcext:value-type="float">
            <text:p>0.298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8" calcext:value-type="float">
            <text:p>0.378</text:p>
          </table:table-cell>
          <table:table-cell office:value-type="float" office:value="0.427" calcext:value-type="float">
            <text:p>0.4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662" calcext:value-type="float">
            <text:p>0.52662</text:p>
          </table:table-cell>
          <table:table-cell office:value-type="float" office:value="0.0267222" calcext:value-type="float">
            <text:p>0.0267222</text:p>
          </table:table-cell>
          <table:table-cell office:value-type="float" office:value="0.48" calcext:value-type="float">
            <text:p>0.48</text:p>
          </table:table-cell>
          <table:table-cell office:value-type="float" office:value="0.506" calcext:value-type="float">
            <text:p>0.506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" calcext:value-type="float">
            <text:p>0.54</text:p>
          </table:table-cell>
          <table:table-cell office:value-type="float" office:value="0.628" calcext:value-type="float">
            <text:p>0.62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3907" calcext:value-type="float">
            <text:p>0.73907</text:p>
          </table:table-cell>
          <table:table-cell office:value-type="float" office:value="0.0432294" calcext:value-type="float">
            <text:p>0.0432294</text:p>
          </table:table-cell>
          <table:table-cell office:value-type="float" office:value="0.666" calcext:value-type="float">
            <text:p>0.666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74" calcext:value-type="float">
            <text:p>0.774</text:p>
          </table:table-cell>
          <table:table-cell office:value-type="float" office:value="0.841" calcext:value-type="float">
            <text:p>0.8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358" calcext:value-type="float">
            <text:p>1.2358</text:p>
          </table:table-cell>
          <table:table-cell office:value-type="float" office:value="0.0382139" calcext:value-type="float">
            <text:p>0.0382139</text:p>
          </table:table-cell>
          <table:table-cell office:value-type="float" office:value="1.178" calcext:value-type="float">
            <text:p>1.178</text:p>
          </table:table-cell>
          <table:table-cell office:value-type="float" office:value="1.202" calcext:value-type="float">
            <text:p>1.202</text:p>
          </table:table-cell>
          <table:table-cell office:value-type="float" office:value="1.237" calcext:value-type="float">
            <text:p>1.237</text:p>
          </table:table-cell>
          <table:table-cell office:value-type="float" office:value="1.256" calcext:value-type="float">
            <text:p>1.256</text:p>
          </table:table-cell>
          <table:table-cell office:value-type="float" office:value="1.39" calcext:value-type="float">
            <text:p>1.3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724" calcext:value-type="float">
            <text:p>2.2724</text:p>
          </table:table-cell>
          <table:table-cell office:value-type="float" office:value="0.0980109" calcext:value-type="float">
            <text:p>0.0980109</text:p>
          </table:table-cell>
          <table:table-cell office:value-type="float" office:value="2.135" calcext:value-type="float">
            <text:p>2.135</text:p>
          </table:table-cell>
          <table:table-cell office:value-type="float" office:value="2.189" calcext:value-type="float">
            <text:p>2.189</text:p>
          </table:table-cell>
          <table:table-cell office:value-type="float" office:value="2.266" calcext:value-type="float">
            <text:p>2.266</text:p>
          </table:table-cell>
          <table:table-cell office:value-type="float" office:value="2.317" calcext:value-type="float">
            <text:p>2.317</text:p>
          </table:table-cell>
          <table:table-cell office:value-type="float" office:value="2.655" calcext:value-type="float">
            <text:p>2.6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39896" calcext:value-type="float">
            <text:p>4.39896</text:p>
          </table:table-cell>
          <table:table-cell office:value-type="float" office:value="0.111144" calcext:value-type="float">
            <text:p>0.111144</text:p>
          </table:table-cell>
          <table:table-cell office:value-type="float" office:value="4.117" calcext:value-type="float">
            <text:p>4.117</text:p>
          </table:table-cell>
          <table:table-cell office:value-type="float" office:value="4.331" calcext:value-type="float">
            <text:p>4.331</text:p>
          </table:table-cell>
          <table:table-cell office:value-type="float" office:value="4.415" calcext:value-type="float">
            <text:p>4.415</text:p>
          </table:table-cell>
          <table:table-cell office:value-type="float" office:value="4.445" calcext:value-type="float">
            <text:p>4.445</text:p>
          </table:table-cell>
          <table:table-cell office:value-type="float" office:value="4.666" calcext:value-type="float">
            <text:p>4.6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2996" calcext:value-type="float">
            <text:p>9.2996</text:p>
          </table:table-cell>
          <table:table-cell office:value-type="float" office:value="0.195687" calcext:value-type="float">
            <text:p>0.195687</text:p>
          </table:table-cell>
          <table:table-cell office:value-type="float" office:value="8.819" calcext:value-type="float">
            <text:p>8.819</text:p>
          </table:table-cell>
          <table:table-cell office:value-type="float" office:value="9.211" calcext:value-type="float">
            <text:p>9.211</text:p>
          </table:table-cell>
          <table:table-cell office:value-type="float" office:value="9.274" calcext:value-type="float">
            <text:p>9.274</text:p>
          </table:table-cell>
          <table:table-cell office:value-type="float" office:value="9.48" calcext:value-type="float">
            <text:p>9.48</text:p>
          </table:table-cell>
          <table:table-cell office:value-type="float" office:value="9.76" calcext:value-type="float">
            <text:p>9.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5557" calcext:value-type="float">
            <text:p>19.5557</text:p>
          </table:table-cell>
          <table:table-cell office:value-type="float" office:value="0.435956" calcext:value-type="float">
            <text:p>0.435956</text:p>
          </table:table-cell>
          <table:table-cell office:value-type="float" office:value="18.488" calcext:value-type="float">
            <text:p>18.488</text:p>
          </table:table-cell>
          <table:table-cell office:value-type="float" office:value="19.353" calcext:value-type="float">
            <text:p>19.353</text:p>
          </table:table-cell>
          <table:table-cell office:value-type="float" office:value="19.631" calcext:value-type="float">
            <text:p>19.631</text:p>
          </table:table-cell>
          <table:table-cell office:value-type="float" office:value="19.926" calcext:value-type="float">
            <text:p>19.926</text:p>
          </table:table-cell>
          <table:table-cell office:value-type="float" office:value="20.106" calcext:value-type="float">
            <text:p>20.1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3929" calcext:value-type="float">
            <text:p>39.3929</text:p>
          </table:table-cell>
          <table:table-cell office:value-type="float" office:value="1.14524" calcext:value-type="float">
            <text:p>1.14524</text:p>
          </table:table-cell>
          <table:table-cell office:value-type="float" office:value="37.232" calcext:value-type="float">
            <text:p>37.232</text:p>
          </table:table-cell>
          <table:table-cell office:value-type="float" office:value="38.725" calcext:value-type="float">
            <text:p>38.725</text:p>
          </table:table-cell>
          <table:table-cell office:value-type="float" office:value="39.715" calcext:value-type="float">
            <text:p>39.715</text:p>
          </table:table-cell>
          <table:table-cell office:value-type="float" office:value="40.402" calcext:value-type="float">
            <text:p>40.402</text:p>
          </table:table-cell>
          <table:table-cell office:value-type="float" office:value="40.708" calcext:value-type="float">
            <text:p>40.70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.9886" calcext:value-type="float">
            <text:p>78.9886</text:p>
          </table:table-cell>
          <table:table-cell office:value-type="float" office:value="1.92906" calcext:value-type="float">
            <text:p>1.92906</text:p>
          </table:table-cell>
          <table:table-cell office:value-type="float" office:value="73.878" calcext:value-type="float">
            <text:p>73.878</text:p>
          </table:table-cell>
          <table:table-cell office:value-type="float" office:value="78.811" calcext:value-type="float">
            <text:p>78.811</text:p>
          </table:table-cell>
          <table:table-cell office:value-type="float" office:value="79.779" calcext:value-type="float">
            <text:p>79.779</text:p>
          </table:table-cell>
          <table:table-cell office:value-type="float" office:value="80.265" calcext:value-type="float">
            <text:p>80.265</text:p>
          </table:table-cell>
          <table:table-cell office:value-type="float" office:value="80.677" calcext:value-type="float">
            <text:p>80.6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8.138" calcext:value-type="float">
            <text:p>158.138</text:p>
          </table:table-cell>
          <table:table-cell office:value-type="float" office:value="3.07277" calcext:value-type="float">
            <text:p>3.07277</text:p>
          </table:table-cell>
          <table:table-cell office:value-type="float" office:value="148.08" calcext:value-type="float">
            <text:p>148.08</text:p>
          </table:table-cell>
          <table:table-cell office:value-type="float" office:value="158.296" calcext:value-type="float">
            <text:p>158.296</text:p>
          </table:table-cell>
          <table:table-cell office:value-type="float" office:value="159.441" calcext:value-type="float">
            <text:p>159.441</text:p>
          </table:table-cell>
          <table:table-cell office:value-type="float" office:value="159.925" calcext:value-type="float">
            <text:p>159.925</text:p>
          </table:table-cell>
          <table:table-cell office:value-type="float" office:value="160.527" calcext:value-type="float">
            <text:p>160.5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7.599" calcext:value-type="float">
            <text:p>337.599</text:p>
          </table:table-cell>
          <table:table-cell office:value-type="float" office:value="25.5549" calcext:value-type="float">
            <text:p>25.5549</text:p>
          </table:table-cell>
          <table:table-cell office:value-type="float" office:value="301.858" calcext:value-type="float">
            <text:p>301.858</text:p>
          </table:table-cell>
          <table:table-cell office:value-type="float" office:value="318.698" calcext:value-type="float">
            <text:p>318.698</text:p>
          </table:table-cell>
          <table:table-cell office:value-type="float" office:value="319.968" calcext:value-type="float">
            <text:p>319.968</text:p>
          </table:table-cell>
          <table:table-cell office:value-type="float" office:value="373.644" calcext:value-type="float">
            <text:p>373.644</text:p>
          </table:table-cell>
          <table:table-cell office:value-type="float" office:value="376.533" calcext:value-type="float">
            <text:p>376.5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043974" calcext:value-type="float">
            <text:p>0.004397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7" calcext:value-type="float">
            <text:p>0.08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773" calcext:value-type="float">
            <text:p>0.04773</text:p>
          </table:table-cell>
          <table:table-cell office:value-type="float" office:value="0.00278156" calcext:value-type="float">
            <text:p>0.0027815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7" calcext:value-type="float">
            <text:p>0.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55" calcext:value-type="float">
            <text:p>0.04755</text:p>
          </table:table-cell>
          <table:table-cell office:value-type="float" office:value="0.0030639" calcext:value-type="float">
            <text:p>0.003063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5" calcext:value-type="float">
            <text:p>0.0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86" calcext:value-type="float">
            <text:p>0.04786</text:p>
          </table:table-cell>
          <table:table-cell office:value-type="float" office:value="0.00287757" calcext:value-type="float">
            <text:p>0.0028775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3" calcext:value-type="float">
            <text:p>0.0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341" calcext:value-type="float">
            <text:p>0.05341</text:p>
          </table:table-cell>
          <table:table-cell office:value-type="float" office:value="0.0208217" calcext:value-type="float">
            <text:p>0.020821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258" calcext:value-type="float">
            <text:p>0.2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543" calcext:value-type="float">
            <text:p>0.05543</text:p>
          </table:table-cell>
          <table:table-cell office:value-type="float" office:value="0.0214892" calcext:value-type="float">
            <text:p>0.021489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" calcext:value-type="float">
            <text:p>0.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office:value-type="float" office:value="0.267" calcext:value-type="float">
            <text:p>0.2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793" calcext:value-type="float">
            <text:p>0.05793</text:p>
          </table:table-cell>
          <table:table-cell office:value-type="float" office:value="0.021976" calcext:value-type="float">
            <text:p>0.02197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7" calcext:value-type="float">
            <text:p>0.057</text:p>
          </table:table-cell>
          <table:table-cell office:value-type="float" office:value="0.276" calcext:value-type="float">
            <text:p>0.2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611" calcext:value-type="float">
            <text:p>0.06611</text:p>
          </table:table-cell>
          <table:table-cell office:value-type="float" office:value="0.0213401" calcext:value-type="float">
            <text:p>0.021340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0.277" calcext:value-type="float">
            <text:p>0.27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848" calcext:value-type="float">
            <text:p>0.07848</text:p>
          </table:table-cell>
          <table:table-cell office:value-type="float" office:value="0.0208808" calcext:value-type="float">
            <text:p>0.020880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85" calcext:value-type="float">
            <text:p>0.2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702" calcext:value-type="float">
            <text:p>0.10702</text:p>
          </table:table-cell>
          <table:table-cell office:value-type="float" office:value="0.0203071" calcext:value-type="float">
            <text:p>0.0203071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308" calcext:value-type="float">
            <text:p>0.3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452" calcext:value-type="float">
            <text:p>0.16452</text:p>
          </table:table-cell>
          <table:table-cell office:value-type="float" office:value="0.0190449" calcext:value-type="float">
            <text:p>0.0190449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353" calcext:value-type="float">
            <text:p>0.3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0166547" calcext:value-type="float">
            <text:p>0.016654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7" calcext:value-type="float">
            <text:p>0.277</text:p>
          </table:table-cell>
          <table:table-cell office:value-type="float" office:value="0.438" calcext:value-type="float">
            <text:p>0.4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501" calcext:value-type="float">
            <text:p>0.49501</text:p>
          </table:table-cell>
          <table:table-cell office:value-type="float" office:value="0.0133398" calcext:value-type="float">
            <text:p>0.0133398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625" calcext:value-type="float">
            <text:p>0.62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907" calcext:value-type="float">
            <text:p>0.93907</text:p>
          </table:table-cell>
          <table:table-cell office:value-type="float" office:value="0.00505224" calcext:value-type="float">
            <text:p>0.00505224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" calcext:value-type="float">
            <text:p>0.94</text:p>
          </table:table-cell>
          <table:table-cell office:value-type="float" office:value="0.978" calcext:value-type="float">
            <text:p>0.9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4268" calcext:value-type="float">
            <text:p>1.84268</text:p>
          </table:table-cell>
          <table:table-cell office:value-type="float" office:value="0.00522471" calcext:value-type="float">
            <text:p>0.00522471</text:p>
          </table:table-cell>
          <table:table-cell office:value-type="float" office:value="1.833" calcext:value-type="float">
            <text:p>1.833</text:p>
          </table:table-cell>
          <table:table-cell office:value-type="float" office:value="1.839" calcext:value-type="float">
            <text:p>1.839</text:p>
          </table:table-cell>
          <table:table-cell office:value-type="float" office:value="1.843" calcext:value-type="float">
            <text:p>1.843</text:p>
          </table:table-cell>
          <table:table-cell office:value-type="float" office:value="1.846" calcext:value-type="float">
            <text:p>1.846</text:p>
          </table:table-cell>
          <table:table-cell office:value-type="float" office:value="1.87" calcext:value-type="float">
            <text:p>1.8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63618" calcext:value-type="float">
            <text:p>3.63618</text:p>
          </table:table-cell>
          <table:table-cell office:value-type="float" office:value="0.00922646" calcext:value-type="float">
            <text:p>0.00922646</text:p>
          </table:table-cell>
          <table:table-cell office:value-type="float" office:value="3.613" calcext:value-type="float">
            <text:p>3.613</text:p>
          </table:table-cell>
          <table:table-cell office:value-type="float" office:value="3.63" calcext:value-type="float">
            <text:p>3.63</text:p>
          </table:table-cell>
          <table:table-cell office:value-type="float" office:value="3.636" calcext:value-type="float">
            <text:p>3.636</text:p>
          </table:table-cell>
          <table:table-cell office:value-type="float" office:value="3.641" calcext:value-type="float">
            <text:p>3.641</text:p>
          </table:table-cell>
          <table:table-cell office:value-type="float" office:value="3.666" calcext:value-type="float">
            <text:p>3.66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2367" calcext:value-type="float">
            <text:p>7.2367</text:p>
          </table:table-cell>
          <table:table-cell office:value-type="float" office:value="0.0205288" calcext:value-type="float">
            <text:p>0.0205288</text:p>
          </table:table-cell>
          <table:table-cell office:value-type="float" office:value="7.194" calcext:value-type="float">
            <text:p>7.194</text:p>
          </table:table-cell>
          <table:table-cell office:value-type="float" office:value="7.225" calcext:value-type="float">
            <text:p>7.225</text:p>
          </table:table-cell>
          <table:table-cell office:value-type="float" office:value="7.236" calcext:value-type="float">
            <text:p>7.236</text:p>
          </table:table-cell>
          <table:table-cell office:value-type="float" office:value="7.246" calcext:value-type="float">
            <text:p>7.246</text:p>
          </table:table-cell>
          <table:table-cell office:value-type="float" office:value="7.286" calcext:value-type="float">
            <text:p>7.2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5382" calcext:value-type="float">
            <text:p>14.5382</text:p>
          </table:table-cell>
          <table:table-cell office:value-type="float" office:value="0.0748317" calcext:value-type="float">
            <text:p>0.0748317</text:p>
          </table:table-cell>
          <table:table-cell office:value-type="float" office:value="14.378" calcext:value-type="float">
            <text:p>14.378</text:p>
          </table:table-cell>
          <table:table-cell office:value-type="float" office:value="14.485" calcext:value-type="float">
            <text:p>14.485</text:p>
          </table:table-cell>
          <table:table-cell office:value-type="float" office:value="14.554" calcext:value-type="float">
            <text:p>14.554</text:p>
          </table:table-cell>
          <table:table-cell office:value-type="float" office:value="14.586" calcext:value-type="float">
            <text:p>14.586</text:p>
          </table:table-cell>
          <table:table-cell office:value-type="float" office:value="14.738" calcext:value-type="float">
            <text:p>14.7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279" calcext:value-type="float">
            <text:p>28.9279</text:p>
          </table:table-cell>
          <table:table-cell office:value-type="float" office:value="0.116344" calcext:value-type="float">
            <text:p>0.116344</text:p>
          </table:table-cell>
          <table:table-cell office:value-type="float" office:value="28.714" calcext:value-type="float">
            <text:p>28.714</text:p>
          </table:table-cell>
          <table:table-cell office:value-type="float" office:value="28.861" calcext:value-type="float">
            <text:p>28.861</text:p>
          </table:table-cell>
          <table:table-cell office:value-type="float" office:value="28.935" calcext:value-type="float">
            <text:p>28.935</text:p>
          </table:table-cell>
          <table:table-cell office:value-type="float" office:value="28.975" calcext:value-type="float">
            <text:p>28.975</text:p>
          </table:table-cell>
          <table:table-cell office:value-type="float" office:value="29.191" calcext:value-type="float">
            <text:p>29.1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.6023" calcext:value-type="float">
            <text:p>57.6023</text:p>
          </table:table-cell>
          <table:table-cell office:value-type="float" office:value="0.199489" calcext:value-type="float">
            <text:p>0.199489</text:p>
          </table:table-cell>
          <table:table-cell office:value-type="float" office:value="57.066" calcext:value-type="float">
            <text:p>57.066</text:p>
          </table:table-cell>
          <table:table-cell office:value-type="float" office:value="57.454" calcext:value-type="float">
            <text:p>57.454</text:p>
          </table:table-cell>
          <table:table-cell office:value-type="float" office:value="57.517" calcext:value-type="float">
            <text:p>57.517</text:p>
          </table:table-cell>
          <table:table-cell office:value-type="float" office:value="57.788" calcext:value-type="float">
            <text:p>57.788</text:p>
          </table:table-cell>
          <table:table-cell office:value-type="float" office:value="58.189" calcext:value-type="float">
            <text:p>58.1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.21" calcext:value-type="float">
            <text:p>115.21</text:p>
          </table:table-cell>
          <table:table-cell office:value-type="float" office:value="0.450056" calcext:value-type="float">
            <text:p>0.450056</text:p>
          </table:table-cell>
          <table:table-cell office:value-type="float" office:value="114.61" calcext:value-type="float">
            <text:p>114.61</text:p>
          </table:table-cell>
          <table:table-cell office:value-type="float" office:value="114.868" calcext:value-type="float">
            <text:p>114.868</text:p>
          </table:table-cell>
          <table:table-cell office:value-type="float" office:value="114.957" calcext:value-type="float">
            <text:p>114.957</text:p>
          </table:table-cell>
          <table:table-cell office:value-type="float" office:value="115.577" calcext:value-type="float">
            <text:p>115.577</text:p>
          </table:table-cell>
          <table:table-cell office:value-type="float" office:value="117.359" calcext:value-type="float">
            <text:p>117.3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1.287" calcext:value-type="float">
            <text:p>231.287</text:p>
          </table:table-cell>
          <table:table-cell office:value-type="float" office:value="1.1697" calcext:value-type="float">
            <text:p>1.1697</text:p>
          </table:table-cell>
          <table:table-cell office:value-type="float" office:value="229.726" calcext:value-type="float">
            <text:p>229.726</text:p>
          </table:table-cell>
          <table:table-cell office:value-type="float" office:value="230.994" calcext:value-type="float">
            <text:p>230.994</text:p>
          </table:table-cell>
          <table:table-cell office:value-type="float" office:value="231.32" calcext:value-type="float">
            <text:p>231.32</text:p>
          </table:table-cell>
          <table:table-cell office:value-type="float" office:value="231.474" calcext:value-type="float">
            <text:p>231.474</text:p>
          </table:table-cell>
          <table:table-cell office:value-type="float" office:value="236.305" calcext:value-type="float">
            <text:p>236.3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0154842" calcext:value-type="float">
            <text:p>0.00154842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27" calcext:value-type="float">
            <text:p>0.027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0116185" calcext:value-type="float">
            <text:p>0.00116185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26" calcext:value-type="float">
            <text:p>0.026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00668954" calcext:value-type="float">
            <text:p>0.000668954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0248054" calcext:value-type="float">
            <text:p>0.00248054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37" calcext:value-type="float">
            <text:p>0.037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152315" calcext:value-type="float">
            <text:p>0.00152315</text:p>
          </table:table-cell>
          <table:table-cell table:number-columns-repeated="3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6" calcext:value-type="float">
            <text:p>0.026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0125124" calcext:value-type="float">
            <text:p>0.00125124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27" calcext:value-type="float">
            <text:p>0.027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0180386" calcext:value-type="float">
            <text:p>0.00180386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33" calcext:value-type="float">
            <text:p>0.033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00801187" calcext:value-type="float">
            <text:p>0.000801187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0808641" calcext:value-type="float">
            <text:p>0.000808641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672" calcext:value-type="float">
            <text:p>0.01672</text:p>
          </table:table-cell>
          <table:table-cell office:value-type="float" office:value="0.000735935" calcext:value-type="float">
            <text:p>0.000735935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0389312" calcext:value-type="float">
            <text:p>0.0038931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6" calcext:value-type="float">
            <text:p>0.046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0.00233279" calcext:value-type="float">
            <text:p>0.00233279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31" calcext:value-type="float">
            <text:p>0.031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00792212" calcext:value-type="float">
            <text:p>0.000792212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0146079" calcext:value-type="float">
            <text:p>0.00146079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" calcext:value-type="float">
            <text:p>0.027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00855804" calcext:value-type="float">
            <text:p>0.0008558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21" calcext:value-type="float">
            <text:p>0.021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0184854" calcext:value-type="float">
            <text:p>0.00184854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28" calcext:value-type="float">
            <text:p>0.028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027528" calcext:value-type="float">
            <text:p>0.0027528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41" calcext:value-type="float">
            <text:p>0.041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0140656" calcext:value-type="float">
            <text:p>0.00140656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25" calcext:value-type="float">
            <text:p>0.025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654675" calcext:value-type="float">
            <text:p>0.00654675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81" calcext:value-type="float">
            <text:p>0.081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0077324" calcext:value-type="float">
            <text:p>0.00077324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113155" calcext:value-type="float">
            <text:p>0.0011315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6" calcext:value-type="float">
            <text:p>0.026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0110707" calcext:value-type="float">
            <text:p>0.00110707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064" calcext:value-type="float">
            <text:p>0.04064</text:p>
          </table:table-cell>
          <table:table-cell office:value-type="float" office:value="0.00308389" calcext:value-type="float">
            <text:p>0.0030838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7" calcext:value-type="float">
            <text:p>0.05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116" calcext:value-type="float">
            <text:p>0.04116</text:p>
          </table:table-cell>
          <table:table-cell office:value-type="float" office:value="0.00445358" calcext:value-type="float">
            <text:p>0.00445358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7" calcext:value-type="float">
            <text:p>0.06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72" calcext:value-type="float">
            <text:p>0.04072</text:p>
          </table:table-cell>
          <table:table-cell office:value-type="float" office:value="0.00372312" calcext:value-type="float">
            <text:p>0.00372312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4" calcext:value-type="float">
            <text:p>0.06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143" calcext:value-type="float">
            <text:p>0.04143</text:p>
          </table:table-cell>
          <table:table-cell office:value-type="float" office:value="0.00396801" calcext:value-type="float">
            <text:p>0.0039680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61" calcext:value-type="float">
            <text:p>0.06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122" calcext:value-type="float">
            <text:p>0.04122</text:p>
          </table:table-cell>
          <table:table-cell office:value-type="float" office:value="0.00342806" calcext:value-type="float">
            <text:p>0.0034280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4" calcext:value-type="float">
            <text:p>0.06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104" calcext:value-type="float">
            <text:p>0.04104</text:p>
          </table:table-cell>
          <table:table-cell office:value-type="float" office:value="0.00356348" calcext:value-type="float">
            <text:p>0.0035634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9" calcext:value-type="float">
            <text:p>0.05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087" calcext:value-type="float">
            <text:p>0.04087</text:p>
          </table:table-cell>
          <table:table-cell office:value-type="float" office:value="0.00412469" calcext:value-type="float">
            <text:p>0.00412469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1" calcext:value-type="float">
            <text:p>0.06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055" calcext:value-type="float">
            <text:p>0.04055</text:p>
          </table:table-cell>
          <table:table-cell office:value-type="float" office:value="0.00304754" calcext:value-type="float">
            <text:p>0.0030475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0441248" calcext:value-type="float">
            <text:p>0.0044124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5" calcext:value-type="float">
            <text:p>0.06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117" calcext:value-type="float">
            <text:p>0.04117</text:p>
          </table:table-cell>
          <table:table-cell office:value-type="float" office:value="0.00464555" calcext:value-type="float">
            <text:p>0.00464555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7" calcext:value-type="float">
            <text:p>0.06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126" calcext:value-type="float">
            <text:p>0.04126</text:p>
          </table:table-cell>
          <table:table-cell office:value-type="float" office:value="0.00513541" calcext:value-type="float">
            <text:p>0.0051354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82" calcext:value-type="float">
            <text:p>0.08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108" calcext:value-type="float">
            <text:p>0.04108</text:p>
          </table:table-cell>
          <table:table-cell office:value-type="float" office:value="0.00341081" calcext:value-type="float">
            <text:p>0.0034108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8" calcext:value-type="float">
            <text:p>0.05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097" calcext:value-type="float">
            <text:p>0.04097</text:p>
          </table:table-cell>
          <table:table-cell office:value-type="float" office:value="0.00293753" calcext:value-type="float">
            <text:p>0.0029375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9" calcext:value-type="float">
            <text:p>0.05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0299333" calcext:value-type="float">
            <text:p>0.0029933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7" calcext:value-type="float">
            <text:p>0.05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307896" calcext:value-type="float">
            <text:p>0.0030789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8" calcext:value-type="float">
            <text:p>0.05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232" calcext:value-type="float">
            <text:p>0.04232</text:p>
          </table:table-cell>
          <table:table-cell office:value-type="float" office:value="0.0035267" calcext:value-type="float">
            <text:p>0.003526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5" calcext:value-type="float">
            <text:p>0.06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175" calcext:value-type="float">
            <text:p>0.04175</text:p>
          </table:table-cell>
          <table:table-cell office:value-type="float" office:value="0.00327223" calcext:value-type="float">
            <text:p>0.0032722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8" calcext:value-type="float">
            <text:p>0.05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072" calcext:value-type="float">
            <text:p>0.04072</text:p>
          </table:table-cell>
          <table:table-cell office:value-type="float" office:value="0.00408186" calcext:value-type="float">
            <text:p>0.0040818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3" calcext:value-type="float">
            <text:p>0.06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187" calcext:value-type="float">
            <text:p>0.04187</text:p>
          </table:table-cell>
          <table:table-cell office:value-type="float" office:value="0.00470246" calcext:value-type="float">
            <text:p>0.0047024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67" calcext:value-type="float">
            <text:p>0.06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122" calcext:value-type="float">
            <text:p>0.04122</text:p>
          </table:table-cell>
          <table:table-cell office:value-type="float" office:value="0.0036921" calcext:value-type="float">
            <text:p>0.003692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8" calcext:value-type="float">
            <text:p>0.05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0306105" calcext:value-type="float">
            <text:p>0.0030610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8" calcext:value-type="float">
            <text:p>0.05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154" calcext:value-type="float">
            <text:p>0.04154</text:p>
          </table:table-cell>
          <table:table-cell office:value-type="float" office:value="0.00351403" calcext:value-type="float">
            <text:p>0.00351403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1" calcext:value-type="float">
            <text:p>0.06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21:31:37.626273206</dc:date>
    <meta:editing-duration>PT4M34S</meta:editing-duration>
    <meta:editing-cycles>2</meta:editing-cycles>
    <meta:generator>LibreOffice/5.1.6.2$Linux_X86_64 LibreOffice_project/10m0$Build-2</meta:generator>
    <meta:document-statistic meta:table-count="3" meta:cell-count="3101" meta:object-count="0"/>
  </office:meta>
</office:document-meta>
</file>